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ndale Sans UI" svg:font-family="'Andale Sans UI'" style:font-family-generic="system" style:font-pitch="variable"/>
    <style:font-face style:name="Andale Sans UI1" svg:font-family="'Andale Sans UI', 'Arial Unicode MS'" style:font-pitch="variable"/>
    <style:font-face style:name="Andale Sans UI2" svg:font-family="'Andale Sans UI', 'Arial Unicode MS'" style:font-family-generic="swiss" style:font-pitch="variable"/>
    <style:font-face style:name="Andale Sans UI3" svg:font-family="'Andale Sans UI'" style:font-family-generic="system" style:font-pitch="variable" style:font-charset="x-symbol"/>
    <style:font-face style:name="Andale Sans UI4" svg:font-family="'Andale Sans UI'" style:font-pitch="variable"/>
    <style:font-face style:name="Andale Sans UI5" svg:font-family="'Andale Sans UI'" style:font-family-generic="swiss" style:font-pitch="variable"/>
    <style:font-face style:name="Andale Sans UI6" svg:font-family="'Andale Sans UI'" style:font-pitch="variable" style:font-charset="x-symbol"/>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Tahoma" svg:font-family="Tahoma" style:font-family-generic="roman" style:font-pitch="variable"/>
    <style:font-face style:name="Tahoma1" svg:font-family="Tahoma" style:font-pitch="variable"/>
    <style:font-face style:name="Tahoma2" svg:font-family="Tahoma" style:font-family-generic="system" style:font-pitch="variable" style:font-charset="x-symbol"/>
    <style:font-face style:name="Tahoma3" svg:font-family="Tahoma" style:font-family-generic="swiss" style:font-pitch="variable"/>
    <style:font-face style:name="Tahoma4" svg:font-family="Tahoma"/>
    <style:font-face style:name="Tahoma5" svg:font-family="Tahoma" style:font-family-generic="swiss"/>
    <style:font-face style:name="Tahoma6" svg:font-family="Tahoma" style:font-family-generic="system" style:font-pitch="variable"/>
    <style:font-face style:name="Tahoma7" svg:font-family="Tahoma"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charset="x-symbol"/>
    <style:font-face style:name="Times New Roman3" svg:font-family="'Times New Roman'" style:font-family-generic="roman"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draw:auto-grow-height="true" fo:min-height="3.506cm" loext:decorative="false"/>
      <style:paragraph-properties style:writing-mode="lr-tb"/>
    </style:style>
    <style:style style:name="pr2" style:family="presentation" style:parent-style-name="Default-outline1">
      <style:graphic-properties fo:min-height="12.18cm" loext:decorative="false"/>
      <style:paragraph-properties style:writing-mode="lr-tb"/>
    </style:style>
    <style:style style:name="pr3" style:family="presentation" style:parent-style-name="Default-notes">
      <style:graphic-properties draw:fill-color="#ffffff" draw:auto-grow-height="true" fo:min-height="13.365cm" loext:decorative="false"/>
      <style:paragraph-properties style:writing-mode="lr-tb"/>
    </style:style>
    <style:style style:name="pr4" style:family="presentation" style:parent-style-name="Default-title">
      <style:graphic-properties fo:min-height="3.506cm" loext:decorative="false"/>
      <style:paragraph-properties style:writing-mode="lr-tb"/>
    </style:style>
    <style:style style:name="pr5" style:family="presentation" style:parent-style-name="Default-outline1">
      <style:graphic-properties fo:min-height="13.859cm" loext:decorative="false"/>
      <style:paragraph-properties style:writing-mode="lr-tb"/>
    </style:style>
    <style:style style:name="pr6" style:family="presentation" style:parent-style-name="Default-notes">
      <style:graphic-properties draw:fill-color="#ffffff" fo:min-height="13.364cm" loext:decorative="false"/>
      <style:paragraph-properties style:writing-mode="lr-tb"/>
    </style:style>
    <style:style style:name="pr7" style:family="presentation" style:parent-style-name="Default-outline1">
      <style:graphic-properties fo:min-height="18.412cm" loext:decorative="false"/>
      <style:paragraph-properties style:writing-mode="lr-tb"/>
    </style:style>
    <style:style style:name="pr8" style:family="presentation" style:parent-style-name="Default-outline1">
      <style:graphic-properties fo:min-height="16.662cm" loext:decorative="false"/>
      <style:paragraph-properties style:writing-mode="lr-tb"/>
    </style:style>
    <style:style style:name="pr9" style:family="presentation" style:parent-style-name="Default-outline1">
      <style:graphic-properties fo:min-height="15.427cm" loext:decorative="false"/>
      <style:paragraph-properties style:writing-mode="lr-tb"/>
    </style:style>
    <style:style style:name="pr10" style:family="presentation" style:parent-style-name="Default-outline1" style:list-style-name="L2">
      <style:graphic-properties fo:min-height="18.789cm" loext:decorative="false"/>
      <style:paragraph-properties style:writing-mode="lr-tb"/>
    </style:style>
    <style:style style:name="pr11" style:family="presentation" style:parent-style-name="Default-outline1" style:list-style-name="L2">
      <style:graphic-properties fo:min-height="17.607cm" loext:decorative="false"/>
      <style:paragraph-properties style:writing-mode="lr-tb"/>
    </style:style>
    <style:style style:name="pr12" style:family="presentation" style:parent-style-name="Default-outline1">
      <style:graphic-properties fo:min-height="17.873cm" loext:decorative="false"/>
      <style:paragraph-properties style:writing-mode="lr-tb"/>
    </style:style>
    <style:style style:name="pr13" style:family="presentation" style:parent-style-name="Default-outline1">
      <style:graphic-properties fo:min-height="18cm" loext:decorative="false"/>
      <style:paragraph-properties style:writing-mode="lr-tb"/>
    </style:style>
    <style:style style:name="pr14" style:family="presentation" style:parent-style-name="Default-outline1">
      <style:graphic-properties fo:min-height="14.105cm" loext:decorative="false"/>
      <style:paragraph-properties style:writing-mode="lr-tb"/>
    </style:style>
    <style:style style:name="pr15" style:family="presentation" style:parent-style-name="Default-outline1">
      <style:graphic-properties fo:min-height="14.661cm" loext:decorative="false"/>
      <style:paragraph-properties style:writing-mode="lr-tb"/>
    </style:style>
    <style:style style:name="pr16" style:family="presentation" style:parent-style-name="Default-outline1">
      <style:graphic-properties fo:min-height="15.586cm" loext:decorative="false"/>
      <style:paragraph-properties style:writing-mode="lr-tb"/>
    </style:style>
    <style:style style:name="pr17" style:family="presentation" style:parent-style-name="Default-outline1">
      <style:graphic-properties fo:min-height="16.086cm" loext:decorative="false"/>
      <style:paragraph-properties style:writing-mode="lr-tb"/>
    </style:style>
    <style:style style:name="pr18" style:family="presentation" style:parent-style-name="Default-outline1">
      <style:graphic-properties fo:min-height="14.427cm" loext:decorative="false"/>
      <style:paragraph-properties style:writing-mode="lr-tb"/>
    </style:style>
    <style:style style:name="pr19" style:family="presentation" style:parent-style-name="Default-outline1">
      <style:graphic-properties fo:min-height="15.969cm" loext:decorative="false"/>
      <style:paragraph-properties style:writing-mode="lr-tb"/>
    </style:style>
    <style:style style:name="pr20" style:family="presentation" style:parent-style-name="Default-notes">
      <style:graphic-properties draw:fill-color="#ffffff" fo:min-height="15.87cm" loext:decorative="false"/>
      <style:paragraph-properties style:writing-mode="lr-tb"/>
    </style:style>
    <style:style style:name="pr21" style:family="presentation" style:parent-style-name="Default-outline1">
      <style:graphic-properties fo:min-height="14.927cm" loext:decorative="false"/>
      <style:paragraph-properties style:writing-mode="lr-tb"/>
    </style:style>
    <style:style style:name="pr22" style:family="presentation" style:parent-style-name="Default-outline1">
      <style:graphic-properties fo:min-height="18.258cm" loext:decorative="false"/>
      <style:paragraph-properties style:writing-mode="lr-tb"/>
    </style:style>
    <style:style style:name="pr23" style:family="presentation" style:parent-style-name="Default-title">
      <style:graphic-properties fo:min-height="7.597cm" loext:decorative="false"/>
      <style:paragraph-properties style:writing-mode="lr-tb"/>
    </style:style>
    <style:style style:name="pr24" style:family="presentation" style:parent-style-name="Default-outline1">
      <style:graphic-properties fo:min-height="14cm" loext:decorative="false"/>
      <style:paragraph-properties style:writing-mode="lr-tb"/>
    </style:style>
    <style:style style:name="pr25" style:family="presentation" style:parent-style-name="Default-outline1">
      <style:graphic-properties fo:min-height="13.565cm" loext:decorative="false"/>
      <style:paragraph-properties style:writing-mode="lr-tb"/>
    </style:style>
    <style:style style:name="pr26" style:family="presentation" style:parent-style-name="Default-outline1">
      <style:graphic-properties fo:min-height="17.847cm" loext:decorative="false"/>
      <style:paragraph-properties style:writing-mode="lr-tb"/>
    </style:style>
    <style:style style:name="pr27" style:family="presentation" style:parent-style-name="Default-outline1">
      <style:graphic-properties fo:min-height="16.959cm" loext:decorative="false"/>
      <style:paragraph-properties style:writing-mode="lr-tb"/>
    </style:style>
    <style:style style:name="pr28" style:family="presentation" style:parent-style-name="Default-outline1">
      <style:graphic-properties fo:min-height="16.5cm" loext:decorative="false"/>
      <style:paragraph-properties style:writing-mode="lr-tb"/>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style:text-properties fo:color="#c9211e" loext:opacity="100%" fo:font-weight="bold" style:font-weight-asian="bold" style:font-weight-complex="bold"/>
    </style:style>
    <style:style style:name="P4" style:family="paragraph">
      <loext:graphic-properties draw:fill-color="#ffffff"/>
      <style:text-properties fo:font-size="20pt"/>
    </style:style>
    <style:style style:name="P5" style:family="paragraph">
      <style:paragraph-properties fo:margin-left="2.54cm" fo:margin-right="0cm" fo:text-indent="-0.635cm"/>
    </style:style>
    <style:style style:name="P6" style:family="paragraph">
      <style:paragraph-properties fo:margin-left="3.175cm" fo:margin-right="0cm" fo:text-indent="-0.635cm"/>
    </style:style>
    <style:style style:name="P7" style:family="paragraph">
      <style:text-properties fo:color="#c9211e" loext:opacity="100%"/>
    </style:style>
    <style:style style:name="P8" style:family="paragraph">
      <style:paragraph-properties fo:margin-top="0cm" fo:margin-bottom="0.5cm"/>
    </style:style>
    <style:style style:name="P9" style:family="paragraph">
      <style:paragraph-properties fo:margin-top="0cm" fo:margin-bottom="0.5cm"/>
      <style:text-properties fo:font-weight="bold" style:font-weight-asian="bold" style:font-weight-complex="bold"/>
    </style:style>
    <style:style style:name="P10" style:family="paragraph">
      <style:paragraph-properties fo:margin-top="0cm" fo:margin-bottom="0.3cm"/>
    </style:style>
    <style:style style:name="P11" style:family="paragraph">
      <style:text-properties fo:color="#000000" loext:opacity="100%" fo:font-weight="bold" style:font-weight-asian="bold" style:font-weight-complex="bold"/>
    </style:style>
    <style:style style:name="P12" style:family="paragraph">
      <style:paragraph-properties fo:margin-top="0cm" fo:margin-bottom="0.5cm" fo:text-align="center"/>
    </style:style>
    <style:style style:name="P13" style:family="paragraph">
      <style:paragraph-properties fo:margin-left="1.905cm" fo:margin-right="0cm" fo:text-indent="-0.635cm"/>
    </style:style>
    <style:style style:name="P14" style:family="paragraph">
      <style:text-properties fo:color="#c5000b" loext:opacity="100%" fo:font-weight="bold" style:font-weight-asian="bold" style:font-weight-complex="bold"/>
    </style:style>
    <style:style style:name="P15" style:family="paragraph">
      <style:paragraph-properties fo:text-align="start"/>
    </style:style>
    <style:style style:name="P16" style:family="paragraph">
      <style:text-properties fo:font-size="32pt" style:font-size-asian="32pt" style:font-size-complex="32pt"/>
    </style:style>
    <style:style style:name="P17" style:family="paragraph">
      <style:paragraph-properties fo:margin-left="1.27cm" fo:margin-right="0cm" fo:text-indent="-0.635cm"/>
    </style:style>
    <style:style style:name="P18" style:family="paragraph">
      <style:paragraph-properties fo:margin-left="1.27cm" fo:margin-right="0cm" fo:text-indent="0cm"/>
    </style:style>
    <style:style style:name="P19" style:family="paragraph">
      <style:paragraph-properties fo:margin-left="1.27cm" fo:margin-right="0cm" fo:text-align="start" fo:text-indent="-0.635cm"/>
    </style:style>
    <style:style style:name="P20" style:family="paragraph">
      <style:text-properties fo:font-size="36pt" style:font-size-asian="36pt" style:font-size-complex="36pt"/>
    </style:style>
    <style:style style:name="T1" style:family="text">
      <style:text-properties fo:font-weight="bold" style:font-weight-asian="bold" style:font-weight-complex="bold"/>
    </style:style>
    <style:style style:name="T2" style:family="text">
      <style:text-properties fo:color="#c9211e" loext:opacity="100%" fo:font-weight="bold" style:font-weight-asian="bold" style:font-weight-complex="bold"/>
    </style:style>
    <style:style style:name="T3" style:family="text">
      <style:text-properties fo:color="#2a6099" loext:opacity="100%" fo:font-weight="bold" style:font-weight-asian="bold" style:font-weight-complex="bold"/>
    </style:style>
    <style:style style:name="T4" style:family="text">
      <style:text-properties fo:color="#800080" loext:opacity="100%" fo:font-weight="bold" style:font-weight-asian="bold" style:font-weight-complex="bold"/>
    </style:style>
    <style:style style:name="T5" style:family="text">
      <style:text-properties fo:color="#000000" loext:opacity="100%" fo:font-weight="bold" fo:background-color="#ffff00" style:font-weight-asian="bold" style:font-weight-complex="bold"/>
    </style:style>
    <style:style style:name="T6" style:family="text">
      <style:text-properties fo:color="#000000" loext:opacity="100%" fo:font-weight="bold" style:font-weight-asian="bold" style:font-weight-complex="bold"/>
    </style:style>
    <style:style style:name="T7" style:family="text">
      <style:text-properties fo:color="#ff8000" loext:opacity="100%" fo:font-weight="bold" style:font-weight-asian="bold" style:font-weight-complex="bold"/>
    </style:style>
    <style:style style:name="T8" style:family="text">
      <style:text-properties fo:color="#813709" loext:opacity="100%"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00a933" loext:opacity="100%" fo:font-weight="bold" style:font-weight-asian="bold" style:font-weight-complex="bold"/>
    </style:style>
    <style:style style:name="T11" style:family="text">
      <style:text-properties fo:color="#000000" loext:opacity="100%" style:text-underline-style="solid" style:text-underline-width="auto" style:text-underline-color="font-color" fo:font-weight="bold" style:font-weight-asian="bold" style:font-weight-complex="bold"/>
    </style:style>
    <style:style style:name="T12" style:family="text">
      <style:text-properties fo:font-weight="bold" style:font-weight-complex="bold"/>
    </style:style>
    <style:style style:name="T13" style:family="text">
      <style:text-properties fo:color="#2a6099" loext:opacity="100%"/>
    </style:style>
    <style:style style:name="T14" style:family="text">
      <style:text-properties fo:color="#c9211e" loext:opacity="100%"/>
    </style:style>
    <style:style style:name="T15" style:family="text">
      <style:text-properties fo:color="#000000" loext:opacity="100%" fo:font-style="italic" fo:font-weight="normal" style:font-style-asian="italic" style:font-weight-asian="normal" style:font-style-complex="italic" style:font-weight-complex="normal"/>
    </style:style>
    <style:style style:name="T16" style:family="text">
      <style:text-properties fo:color="#000000" loext:opacity="100%" fo:font-style="normal" fo:font-weight="bold" style:font-style-asian="normal" style:font-weight-asian="bold" style:font-style-complex="normal" style:font-weight-complex="bold"/>
    </style:style>
    <style:style style:name="T17" style:family="text">
      <style:text-properties fo:color="#000000" loext:opacity="100%"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style:style>
    <style:style style:name="T19" style:family="text">
      <style:text-properties fo:color="#c5000b" loext:opacity="100%" fo:font-weight="bold" style:font-weight-asian="bold" style:font-weight-complex="bold"/>
    </style:style>
    <style:style style:name="T20" style:family="text">
      <style:text-properties fo:color="#004586" loext:opacity="100%" fo:font-weight="bold" style:font-weight-asian="bold"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9900ff" loext:opacity="100%" fo:font-weight="bold" style:font-weight-asian="bold" style:font-weight-complex="bold"/>
    </style:style>
    <style:style style:name="T23" style:family="text">
      <style:text-properties fo:language="zxx" fo:country="none" fo:font-weight="bold" style:language-asian="zxx" style:country-asian="none" style:font-weight-asian="bold" style:language-complex="zxx" style:country-complex="none" style:font-weight-complex="bold"/>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84d1" loext:opacity="100%" fo:font-weight="bold" style:font-weight-asian="bold" style:font-weight-complex="bold"/>
    </style:style>
    <style:style style:name="T26" style:family="text">
      <style:text-properties fo:color="#9900ff" loext:opacity="100%"/>
    </style:style>
    <style:style style:name="T27" style:family="text">
      <style:text-properties fo:language="zxx" fo:country="none" fo:font-weight="bold" style:language-asian="zxx" style:country-asian="none" style:language-complex="zxx" style:country-complex="none" style:font-weight-complex="bold"/>
    </style:style>
    <style:style style:name="T28" style:family="text">
      <style:text-properties fo:color="#2a6099" loext:opacity="100%" fo:language="zxx" fo:country="none" style:language-asian="zxx" style:country-asian="none" style:language-complex="zxx" style:country-complex="none"/>
    </style:style>
    <style:style style:name="T29" style:family="text">
      <style:text-properties fo:color="#c9211e" loext:opacity="100%" fo:language="zxx" fo:country="none" style:language-asian="zxx" style:country-asian="none" style:language-complex="zxx" style:country-complex="none"/>
    </style:style>
    <style:style style:name="T30" style:family="text">
      <style:text-properties fo:color="#c5000b" loext:opacity="100%" fo:language="zxx" fo:country="none" style:text-underline-style="solid" style:text-underline-width="auto" style:text-underline-color="font-color" style:language-asian="zxx" style:country-asian="none" style:language-complex="zxx" style:country-complex="none"/>
    </style:style>
    <style:style style:name="T31" style:family="text">
      <style:text-properties fo:color="#c5000b" loext:opacity="100%" fo:language="zxx" fo:country="none" style:language-asian="zxx" style:country-asian="none" style:language-complex="zxx" style:country-complex="none"/>
    </style:style>
    <style:style style:name="T32" style:family="text">
      <style:text-properties fo:color="#000000" loext:opacity="100%" fo:language="zxx" fo:country="none" style:language-asian="zxx" style:country-asian="none" style:language-complex="zxx" style:country-complex="none"/>
    </style:style>
    <style:style style:name="T33" style:family="text">
      <style:text-properties fo:language="zxx" fo:country="none" style:language-asian="zxx" style:country-asian="none" style:language-complex="zxx" style:country-complex="none"/>
    </style:style>
    <style:style style:name="T34" style:family="text">
      <style:text-properties style:text-position="super 58%" fo:language="zxx" fo:country="none" style:language-asian="zxx" style:country-asian="none" style:language-complex="zxx" style:country-complex="none"/>
    </style:style>
    <style:style style:name="T35" style:family="text">
      <style:text-properties style:text-position="super 58%"/>
    </style:style>
    <style:style style:name="T36" style:family="text">
      <style:text-properties fo:font-size="20pt"/>
    </style:style>
    <style:style style:name="T37" style:family="text">
      <style:text-properties fo:color="#000000" loext:opacity="100%"/>
    </style:style>
    <style:style style:name="T38" style:family="text">
      <style:text-properties fo:color="#c5000b" loext:opacity="100%"/>
    </style:style>
    <style:style style:name="T39" style:family="text">
      <style:text-properties fo:color="#000000" loext:opacity="100%" fo:language="zxx" fo:country="none" fo:font-weight="bold" style:language-asian="zxx" style:country-asian="none" style:font-weight-asian="bold" style:language-complex="zxx" style:country-complex="none" style:font-weight-complex="bold"/>
    </style:style>
    <style:style style:name="T40" style:family="text">
      <style:text-properties fo:font-size="32pt" style:font-size-asian="32pt" style:font-size-complex="32pt"/>
    </style:style>
    <style:style style:name="T41" style:family="text">
      <style:text-properties fo:color="#000000" loext:opacity="100%" fo:language="zxx" fo:country="none" fo:font-weight="bold" style:language-asian="zxx" style:country-asian="none" style:language-complex="zxx" style:country-complex="none" style:font-weight-complex="bold"/>
    </style:style>
    <style:style style:name="T42" style:family="text">
      <style:text-properties fo:color="#0066cc" loext:opacity="100%" fo:language="zxx" fo:country="none" style:language-asian="zxx" style:country-asian="none" style:language-complex="zxx" style:country-complex="none"/>
    </style:style>
    <style:style style:name="T43" style:family="text">
      <style:text-properties fo:color="#c9211e" loext:opacity="100%" fo:language="zxx" fo:country="none" style:text-underline-style="solid" style:text-underline-width="auto" style:text-underline-color="font-color" style:language-asian="zxx" style:country-asian="none" style:language-complex="zxx" style:country-complex="none"/>
    </style:style>
    <style:style style:name="T44" style:family="text">
      <style:text-properties fo:font-size="36pt" style:font-size-asian="36pt" style:font-size-complex="36pt"/>
    </style:style>
    <style:style style:name="T45" style:family="text">
      <style:text-properties fo:color="#0066cc" loext:opacity="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draw:frame presentation:style-name="pr1" draw:text-style-name="P1" draw:layer="layout" svg:width="25.199cm" svg:height="3.506cm" svg:x="1.4cm" svg:y="0.837cm" presentation:class="title">
          <draw:text-box>
            <text:p><text:span text:style-name="T1">Eschatology 101 series</text:span></text:p>
          </draw:text-box>
        </draw:frame>
        <draw:frame presentation:style-name="pr2" draw:text-style-name="P1" draw:layer="layout" svg:width="12.297cm" svg:height="12.18cm" svg:x="1.4cm" svg:y="4.914cm" presentation:class="outline">
          <draw:text-box>
            <text:list text:style-name="L2">
              <text:list-item>
                <text:p><text:span text:style-name="T1">Final Judgment</text:span></text:p>
              </text:list-item>
            </text:list>
          </draw:text-box>
        </draw:frame>
        <draw:frame presentation:style-name="pr2" draw:text-style-name="P1" draw:layer="layout" svg:width="12.297cm" svg:height="12.18cm" svg:x="14.313cm" svg:y="4.914cm" presentation:class="outline">
          <draw:text-box>
            <text:list text:style-name="L2">
              <text:list-item>
                <text:p><text:span text:style-name="T1">What does the Bible</text:span><text:span text:style-name="T1"><text:line-break/></text:span><text:span text:style-name="T1">say about them?</text:span></text:p>
              </text:list-item>
              <text:list-item>
                <text:p><text:span text:style-name="T1">How many are there?</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Final Judgment</text:p>
          </draw:text-box>
        </draw:frame>
        <draw:frame presentation:style-name="pr5" draw:text-style-name="P3" draw:layer="layout" svg:width="25.199cm" svg:height="13.859cm" svg:x="1.4cm" svg:y="4.914cm" presentation:class="outline" presentation:user-transformed="true">
          <draw:text-box>
            <text:list text:style-name="L2">
              <text:list-item>
                <text:p><text:span text:style-name="T2">John 12:48</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draw:text-box>
            <text:list text:style-name="L2">
              <text:list-item>
                <text:p><text:span text:style-name="T1">John 12:48</text:span><text:span text:style-name="T1"><text:line-break/></text:span><text:span text:style-name="T1">48. </text:span><text:span text:style-name="T3">“He who rejects Me, and does not receive My words, has that which </text:span><text:span text:style-name="T2">judges</text:span><text:span text:style-name="T3"> him—the word that I have spoken will </text:span><text:span text:style-name="T2">judge</text:span><text:span text:style-name="T3"> him </text:span><text:span text:style-name="T2">in the last day</text:span><text:span text:style-name="T3">.</text:span></text:p>
                <text:list>
                  <text:list-item>
                    <text:p><text:span text:style-name="T1">The wicked are judged on the last day</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John 5:28-29</text:p>
          </draw:text-box>
        </draw:frame>
        <draw:frame presentation:style-name="pr2" draw:text-style-name="P1" draw:layer="layout" svg:width="25.199cm" svg:height="12.18cm" svg:x="1.4cm" svg:y="4.914cm" presentation:class="outline">
          <draw:text-box>
            <text:list text:style-name="L2">
              <text:list-item>
                <text:p><text:span text:style-name="T1">Has Jesus say there will be </text:span><text:span text:style-name="T4">an hour</text:span><text:span text:style-name="T1"> when </text:span><text:span text:style-name="T4">all</text:span><text:span text:style-name="T1"> </text:span><text:span text:style-name="T2">the dead</text:span><text:span text:style-name="T1"> will be resurrected to life or judgment</text:span></text:p>
                <text:list>
                  <text:list-item>
                    <text:p><text:span text:style-name="T1">The unjust are NOT judged at the </text:span><text:span text:style-name="T5">rapture</text:span></text:p>
                  </text:list-item>
                  <text:list-item>
                    <text:p><text:span text:style-name="T1">But does happen on </text:span><text:span text:style-name="T2">the last day</text:span></text:p>
                  </text:list-item>
                </text:list>
              </text:list-item>
              <text:list-item>
                <text:p><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text-style-name="P3" draw:layer="layout" svg:width="25.199cm" svg:height="13.859cm" svg:x="1.4cm" svg:y="4.914cm" presentation:class="outline" presentation:user-transformed="true">
          <draw:text-box>
            <text:list text:style-name="L2">
              <text:list-item>
                <text:p><text:span text:style-name="T6">John 5 + 6 at a glance</text:span></text:p>
              </text:list-item>
              <text:list-item>
                <text:p><text:span text:style-name="T6">What does this mean for premillenialism?</text:span></text:p>
                <text:list>
                  <text:list-item>
                    <text:p><text:span text:style-name="T6">How do they avoid that contradiction?</text:span></text:p>
                    <text:list>
                      <text:list-item>
                        <text:p><text:span text:style-name="T6">The last day isn't really a day</text:span></text:p>
                      </text:list-item>
                      <text:list-item>
                        <text:p><text:span text:style-name="T2">What bible passage support that?</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In John chapter 5 + 6</text:p>
          </draw:text-box>
        </draw:frame>
        <draw:frame presentation:style-name="pr2" draw:text-style-name="P1" draw:layer="layout" svg:width="25.199cm" svg:height="12.18cm" svg:x="1.4cm" svg:y="4.914cm" presentation:class="outline" presentation:user-transformed="true">
          <draw:text-box>
            <text:list text:style-name="L2">
              <text:list-item>
                <text:p><text:span text:style-name="T1">We have Jesus saying He will raise </text:span></text:p>
                <text:list>
                  <text:list-item>
                    <text:p><text:span text:style-name="T1">the </text:span><text:span text:style-name="T7">just</text:span><text:span text:style-name="T1"> and </text:span><text:span text:style-name="T8">unjust </text:span><text:span text:style-name="T6">a</text:span><text:span text:style-name="T1">t an </text:span><text:span text:style-name="T9">appointed time</text:span></text:p>
                  </text:list-item>
                  <text:list-item>
                    <text:p><text:span text:style-name="T1">AND the </text:span><text:span text:style-name="T7">just</text:span><text:span text:style-name="T1"> on the </text:span><text:span text:style-name="T2">last day</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text:span text:style-name="T10">If</text:span><text:span text:style-name="T1"> Jesus</text:span></text:p>
          </draw:text-box>
        </draw:frame>
        <draw:frame presentation:style-name="pr7" draw:text-style-name="P1" draw:layer="layout" svg:width="26.5cm" svg:height="18.412cm" svg:x="1cm" svg:y="4cm" presentation:class="outline" presentation:user-transformed="true">
          <draw:text-box>
            <text:list text:style-name="L2">
              <text:list-item>
                <text:p><text:span text:style-name="T1">Cannot </text:span><text:span text:style-name="T9">lie</text:span></text:p>
              </text:list-item>
              <text:list-item>
                <text:p><text:span text:style-name="T1">Cannot </text:span><text:span text:style-name="T9">contradict</text:span><text:span text:style-name="T1"> Himself</text:span></text:p>
              </text:list-item>
              <text:list-item>
                <text:p><text:span text:style-name="T10">If</text:span><text:span text:style-name="T2"> an hour</text:span><text:span text:style-name="T1"> is an appointed time </text:span></text:p>
                <text:list>
                  <text:list-item>
                    <text:p><text:span text:style-name="T1">and not </text:span><text:span text:style-name="T11">two</text:span><text:span text:style-name="T1"> appointed times separated by 1000 years</text:span></text:p>
                  </text:list-item>
                </text:list>
              </text:list-item>
              <text:list-item>
                <text:p><text:span text:style-name="T10">If</text:span><text:span text:style-name="T1"> the </text:span><text:span text:style-name="T2">last day</text:span><text:span text:style-name="T1"> is the </text:span><text:span text:style-name="T2">last day</text:span><text:span text:style-name="T1"> </text:span></text:p>
                <text:list>
                  <text:list-item>
                    <text:p><text:span text:style-name="T1">and not </text:span><text:span text:style-name="T11">two</text:span><text:span text:style-name="T1"> days separated by 1000 <text:s/>years</text:span></text:p>
                  </text:list-item>
                </text:list>
              </text:list-item>
              <text:list-item>
                <text:p><text:span text:style-name="T10">If</text:span><text:span text:style-name="T1"> the last day is also the final judgment day</text:span></text:p>
              </text:list-item>
              <text:list-item>
                <text:p><text:span text:style-name="T10">Then</text:span><text:span text:style-name="T1"> the belief that there is a resurrection of the just with a secret rapture of the Church, and then another resurrection 1000 years later </text:span><text:span text:style-name="T6">cannot possibly be</text:span><text:span text:style-name="T1"> a correct belief</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8" draw:layer="layout" svg:width="25.199cm" svg:height="16.662cm" svg:x="1.4cm" svg:y="4.914cm" presentation:class="outline" presentation:user-transformed="true">
          <draw:text-box>
            <text:list text:style-name="L2">
              <text:list-item>
                <text:p>Do christians dispute that last day is not judtment day?</text:p>
              </text:list-item>
              <text:list-item>
                <text:p>What parts are disputed, what parts are not?</text:p>
              </text:list-item>
              <text:list-item>
                <text:p>What are the variables?</text:p>
              </text:list-item>
              <text:list-item>
                <text:p>Is the hour that jesus raises the just and unjust not the last day?</text:p>
                <text:list>
                  <text:list-item>
                    <text:p>The unjust are not raised till the last day</text:p>
                  </text:list-item>
                </text:list>
              </text:list-item>
              <text:list-item>
                <text:p>Does any christian believe the unjust are raised on any day but the last day?</text:p>
              </text:list-item>
              <text:list-item>
                <text:p>Are john 5 + 6 talking about two diff resurrections?</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9" draw:layer="layout" svg:width="25.199cm" svg:height="15.427cm" svg:x="1.4cm" svg:y="4.914cm" presentation:class="outline">
          <draw:text-box>
            <text:list text:style-name="L2">
              <text:list-item>
                <text:p>Judgment last day</text:p>
              </text:list-item>
            </text:list>
            <text:p text:style-name="P5"><text:span text:style-name="T12">John 12:48</text:span><text:line-break/><text:span text:style-name="T12">48.</text:span> "<text:span text:style-name="T13">“</text:span><text:span text:style-name="T14">He who rejects Me</text:span><text:span text:style-name="T13"> and does not receive My words, has one who judges him; </text:span><text:span text:style-name="T14">the word I spoke is what will judge him on the last day.</text:span>"</text:p>
            <text:p text:style-name="P6">How about the unrighteous?<text:line-break/>Jesus said those who reject Him will be judged on the last day.</text:p>
            <text:p text:style-name="P6">Do we interpret teh last day as two events separated by 1000 years?</text:p>
          </draw:text-box>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7" draw:layer="layout" svg:width="25.199cm" svg:height="3.506cm" svg:x="1.4cm" svg:y="0.837cm" presentation:class="title" presentation:placeholder="true" presentation:user-transformed="true">
          <draw:text-box/>
        </draw:frame>
        <draw:frame presentation:style-name="pr5" draw:text-style-name="P3" draw:layer="layout" svg:width="25.199cm" svg:height="13.859cm" svg:x="1.4cm" svg:y="4.914cm" presentation:class="outline">
          <draw:text-box>
            <text:list text:style-name="L2">
              <text:list-item>
                <text:p><text:span text:style-name="T2">John 5:28-29 (an hour)</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10" draw:text-style-name="P9" draw:layer="layout" svg:width="27cm" svg:height="18.789cm" svg:x="0.5cm" svg:y="4cm" presentation:class="outline" presentation:user-transformed="true">
          <draw:text-box>
            <text:list text:style-name="L2">
              <text:list-item>
                <text:p text:style-name="P8"><text:span text:style-name="T10">If</text:span><text:span text:style-name="T6"> that was the only verse on this topic by Jesus...</text:span></text:p>
              </text:list-item>
              <text:list-item>
                <text:p><text:span text:style-name="T10">if</text:span><text:span text:style-name="T1"> that is the only verse that Jesus speaks of resurrection of the </text:span><text:span text:style-name="T7">just</text:span><text:span text:style-name="T1"> and </text:span><text:span text:style-name="T8">unjust</text:span></text:p>
                <text:list>
                  <text:list-item>
                    <text:p><text:span text:style-name="T1">One could argue that doesn't mean Jesus can't do </text:span><text:span text:style-name="T9">another</text:span><text:span text:style-name="T1"> one of those </text:span><text:span text:style-name="T9">before</text:span><text:span text:style-name="T1"> that </text:span><text:span text:style-name="T4">hour,</text:span><text:span text:style-name="T4"><text:line-break/></text:span><text:span text:style-name="T6">and separated by 1000 years.</text:span></text:p>
                    <text:list>
                      <text:list-item>
                        <text:p><text:span text:style-name="T6">Where Jesus does a </text:span><text:span text:style-name="T11">1st</text:span><text:span text:style-name="T6"> resurrection with the secret rapture of the Church </text:span><text:span text:style-name="T15">(since it happens at the blink of an eye where no one sees Jesus)</text:span></text:p>
                      </text:list-item>
                      <text:list-item>
                        <text:p><text:span text:style-name="T16">Then does a </text:span><text:span text:style-name="T17">2nd</text:span><text:span text:style-name="T16"> resurrection of the just after reigning 1000 years on earth.</text:span></text:p>
                      </text:list-item>
                    </text:list>
                  </text:list-item>
                </text:list>
              </text:list-item>
              <text:list-item>
                <text:p><text:span text:style-name="T16">What about John 6?</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presentation:user-transformed="true">
          <draw:text-box>
            <text:list text:style-name="L2">
              <text:list-item>
                <text:p><text:span text:style-name="T1">John 5 – </text:span><text:span text:style-name="T7">just</text:span><text:span text:style-name="T1"> and </text:span><text:span text:style-name="T8">unjust</text:span><text:span text:style-name="T1"> raised at an hour</text:span></text:p>
              </text:list-item>
              <text:list-item>
                <text:p><text:span text:style-name="T1">John 6 – </text:span><text:span text:style-name="T4">all </text:span><text:span text:style-name="T1">the </text:span><text:span text:style-name="T7">just</text:span><text:span text:style-name="T1"> raised </text:span><text:span text:style-name="T2">on the last day</text:span></text:p>
              </text:list-item>
              <text:list-item>
                <text:p><text:span text:style-name="T1">John 6 not mentioning the </text:span><text:span text:style-name="T8">unjust</text:span><text:span text:style-name="T1"> does not negate that Jesus won't raise them on the last day – it just won't be a </text:span><text:span text:style-name="T2">resurrection to life</text:span><text:span text:style-name="T1">, but of </text:span><text:span text:style-name="T2">judgment</text:span><text:span text:style-name="T6"> (per John 5)</text:span><text:span text:style-name="T1">.</text:span></text:p>
                <text:list>
                  <text:list-item>
                    <text:p><text:span text:style-name="T1">Jesus was focusing on the righteous in John 6</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The just raised on the last day</text:p>
          </draw:text-box>
        </draw:frame>
        <draw:frame presentation:style-name="pr2" draw:layer="layout" svg:width="25.199cm" svg:height="12.18cm" svg:x="1.4cm" svg:y="4.914cm" presentation:class="outline">
          <draw:text-box>
            <text:list text:style-name="L2">
              <text:list-item>
                <text:p>Is that last day the <text:span text:style-name="T18">secret rapture</text:span></text:p>
                <text:list>
                  <text:list-item>
                    <text:p>Or at <text:span text:style-name="T18">the end of</text:span> a 1000 year earthly reign?</text:p>
                  </text:list-item>
                </text:list>
              </text:list-item>
              <text:list-item>
                <text:p>If is the last day two events, separated by 1000 <text:s/>years?</text:p>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7" draw:layer="layout" svg:width="25.199cm" svg:height="3.506cm" svg:x="1.4cm" svg:y="0.837cm" presentation:class="title" presentation:placeholder="true" presentation:user-transformed="true">
          <draw:text-box/>
        </draw:frame>
        <draw:frame presentation:style-name="pr5" draw:text-style-name="P3" draw:layer="layout" svg:width="25.199cm" svg:height="13.859cm" svg:x="1.4cm" svg:y="4.914cm" presentation:class="outline">
          <draw:text-box>
            <text:list text:style-name="L2">
              <text:list-item>
                <text:p><text:span text:style-name="T6">How does Jesus uses "an hour"?</text:span></text:p>
                <text:list>
                  <text:list-item>
                    <text:p><text:span text:style-name="T2">Other examples of its use</text:span></text:p>
                    <text:list>
                      <text:list-item>
                        <text:p><text:span text:style-name="T2">The Olivet Discourse</text:span></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1" draw:layer="layout" svg:width="25.199cm" svg:height="3.506cm" svg:x="1.4cm" svg:y="0.837cm" presentation:class="title">
          <draw:text-box>
            <text:p><text:span text:style-name="T1">In Matthew</text:span></text:p>
          </draw:text-box>
        </draw:frame>
        <draw:frame presentation:style-name="pr2" draw:layer="layout" svg:width="25.199cm" svg:height="12.18cm" svg:x="1.4cm" svg:y="4.914cm" presentation:class="outline" presentation:user-transformed="true">
          <draw:text-box>
            <text:list text:style-name="L2">
              <text:list-item>
                <text:p><text:span text:style-name="T1">Matthew 24:44,50</text:span><text:span text:style-name="T1"><text:line-break/></text:span><text:span text:style-name="T1">44. </text:span><text:span text:style-name="T3">“Therefore you also be ready, for the </text:span><text:span text:style-name="T4">Son of Man</text:span><text:span text:style-name="T3"> is </text:span><text:span text:style-name="T4">coming</text:span><text:span text:style-name="T3"> at </text:span><text:span text:style-name="T19">an hour</text:span><text:span text:style-name="T3"> you do </text:span><text:span text:style-name="T10">not expect</text:span><text:span text:style-name="T3">.</text:span><text:span text:style-name="T1"><text:line-break/></text:span><text:span text:style-name="T1">50. </text:span><text:span text:style-name="T3">“</text:span><text:span text:style-name="T4">the master</text:span><text:span text:style-name="T3"> of that servant </text:span><text:span text:style-name="T4">will come</text:span><text:span text:style-name="T3"> on </text:span><text:span text:style-name="T19">a day</text:span><text:span text:style-name="T3"> </text:span><text:span text:style-name="T10">when he is not looking</text:span><text:span text:style-name="T3"> for him and at </text:span><text:span text:style-name="T19">an hour</text:span><text:span text:style-name="T3"> that he is </text:span><text:span text:style-name="T10">not aware of</text:span><text:span text:style-name="T3">,</text:span></text:p>
                <text:list>
                  <text:list-item>
                    <text:p><text:span text:style-name="T6">Jesus says He will return on</text:span></text:p>
                  </text:list-item>
                  <text:list-item>
                    <text:p><text:span text:style-name="T2">A day </text:span><text:span text:style-name="T11">And</text:span><text:span text:style-name="T6"> </text:span><text:span text:style-name="T2">an hour</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25.199cm" svg:height="3.506cm" svg:x="1.4cm" svg:y="0.837cm" presentation:class="title">
          <draw:text-box>
            <text:p><text:span text:style-name="T1">In Luke</text:span></text:p>
          </draw:text-box>
        </draw:frame>
        <draw:frame presentation:style-name="pr11" draw:text-style-name="P9" draw:layer="layout" svg:width="25.199cm" svg:height="17.607cm" svg:x="1.4cm" svg:y="4cm" presentation:class="outline" presentation:user-transformed="true">
          <draw:text-box>
            <text:list text:style-name="L2">
              <text:list-item>
                <text:p text:style-name="P8"><text:span text:style-name="T1">Luke 12:46 </text:span><text:span text:style-name="T1"><text:line-break/></text:span><text:span text:style-name="T1">46. </text:span><text:span text:style-name="T3">“</text:span><text:span text:style-name="T4">the master </text:span><text:span text:style-name="T3">of that servant </text:span><text:span text:style-name="T4">will come</text:span><text:span text:style-name="T3"> on </text:span><text:span text:style-name="T19">a day</text:span><text:span text:style-name="T3"> </text:span><text:span text:style-name="T10">when he is not looking</text:span><text:span text:style-name="T3"> for him, and at </text:span><text:span text:style-name="T19">an hour</text:span><text:span text:style-name="T3"> </text:span><text:span text:style-name="T10">when he is not aware</text:span><text:span text:style-name="T3">, and will cut him in two and appoint him his portion with the unbelievers. </text:span></text:p>
              </text:list-item>
              <text:list-item>
                <text:p text:style-name="P8"><text:span text:style-name="T6">Jesus says the same thing in both parallel accounts</text:span></text:p>
              </text:list-item>
              <text:list-item>
                <text:p text:style-name="P8"><text:span text:style-name="T6">Jesus' (</text:span><text:span text:style-name="T4">the master</text:span><text:span text:style-name="T6">) will return at an hour (time) when no one expects.</text:span></text:p>
              </text:list-item>
              <text:list-item>
                <text:p text:style-name="P8"><text:span text:style-name="T6">Jesus uses </text:span><text:span text:style-name="T19">a day</text:span><text:span text:style-name="T6"> and </text:span><text:span text:style-name="T19">an hour </text:span><text:span text:style-name="T6">as </text:span><text:span text:style-name="T11">an appointed time</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text-style-name="P1" draw:layer="layout" svg:width="25.199cm" svg:height="3.506cm" svg:x="1.4cm" svg:y="0.837cm" presentation:class="title">
          <draw:text-box>
            <text:p><text:span text:style-name="T1">With those Matt/Luke verses,</text:span></text:p>
          </draw:text-box>
        </draw:frame>
        <draw:frame presentation:style-name="pr2" draw:text-style-name="P1" draw:layer="layout" svg:width="25.199cm" svg:height="12.18cm" svg:x="1.4cm" svg:y="4.914cm" presentation:class="outline" presentation:user-transformed="true">
          <draw:text-box>
            <text:list text:style-name="L2">
              <text:list-item>
                <text:p><text:span text:style-name="T1">In isolation,</text:span></text:p>
              </text:list-item>
              <text:list-item>
                <text:p><text:span text:style-name="T1">Jesus saying He will come at a day and hour</text:span></text:p>
                <text:list>
                  <text:list-item>
                    <text:p><text:span text:style-name="T1">Does not mean He cannot come at another day and hour later</text:span></text:p>
                  </text:list-item>
                </text:list>
              </text:list-item>
              <text:list-item>
                <text:p><text:span text:style-name="T1">This verse, in isolation, is not a threat to the premillenial view</text:span></text:p>
              </text:list-item>
              <text:list-item>
                <text:p><text:span text:style-name="T1">But it does shape how Jesus uses </text:span><text:span text:style-name="T1"><text:line-break/></text:span><text:span text:style-name="T1">"</text:span><text:span text:style-name="T2">an hour</text:span><text:span text:style-name="T1">"</text:span></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7" draw:layer="layout" svg:width="25.199cm" svg:height="3.506cm" svg:x="1.4cm" svg:y="0.837cm" presentation:class="title" presentation:placeholder="true" presentation:user-transformed="true">
          <draw:text-box/>
        </draw:frame>
        <draw:frame presentation:style-name="pr5" draw:text-style-name="P3" draw:layer="layout" svg:width="25.199cm" svg:height="13.859cm" svg:x="1.4cm" svg:y="4.914cm" presentation:class="outline">
          <draw:text-box>
            <text:list text:style-name="L2">
              <text:list-item>
                <text:p><text:span text:style-name="T6">How does Jesus uses "an hour"?</text:span></text:p>
                <text:list>
                  <text:list-item>
                    <text:p><text:span text:style-name="T6">Other examples of its use</text:span></text:p>
                    <text:list>
                      <text:list-item>
                        <text:p><text:span text:style-name="T6">The Olivet Discourse</text:span></text:p>
                      </text:list-item>
                      <text:list-item>
                        <text:p><text:span text:style-name="T2">Garden of Gethsemane</text:span></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537cm" presentation:class="title" presentation:user-transformed="true">
          <draw:text-box>
            <text:p>In the Garden of Gethsemane,<text:line-break/>Jesus tells His disciples...</text:p>
          </draw:text-box>
        </draw:frame>
        <draw:frame presentation:style-name="pr12" draw:text-style-name="P1" draw:layer="layout" svg:width="27cm" svg:height="17.873cm" svg:x="0.5cm" svg:y="4cm" presentation:class="outline" presentation:user-transformed="true">
          <draw:text-box>
            <text:list text:style-name="L2">
              <text:list-item>
                <text:p><text:span text:style-name="T1">John 16:32</text:span><text:span text:style-name="T1"><text:line-break/></text:span><text:span text:style-name="T1">32. </text:span><text:span text:style-name="T20">“Behold, </text:span><text:span text:style-name="T19">an hour</text:span><text:span text:style-name="T20"> is coming, and has already come, </text:span><text:span text:style-name="T19">for you to be scattered</text:span><text:span text:style-name="T20">, each to his own home, and to leave Me alone; and yet I am not alone, because the Father is with Me.</text:span></text:p>
                <text:list>
                  <text:list-item>
                    <text:p><text:span text:style-name="T6">Do we see </text:span><text:span text:style-name="T2">an hour</text:span><text:span text:style-name="T6"> to mean </text:span><text:span text:style-name="T10">two</text:span><text:span text:style-name="T6"> events separated by 1000 years?</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text-style-name="P7" draw:layer="layout" svg:width="25.199cm" svg:height="3.506cm" svg:x="1.4cm" svg:y="0.837cm" presentation:class="title" presentation:placeholder="true" presentation:user-transformed="true">
          <draw:text-box/>
        </draw:frame>
        <draw:frame presentation:style-name="pr5" draw:text-style-name="P3" draw:layer="layout" svg:width="25.199cm" svg:height="13.859cm" svg:x="1.4cm" svg:y="4.914cm" presentation:class="outline">
          <draw:text-box>
            <text:list text:style-name="L2">
              <text:list-item>
                <text:p><text:span text:style-name="T6">How does Jesus uses "an hour"?</text:span></text:p>
                <text:list>
                  <text:list-item>
                    <text:p><text:span text:style-name="T6">Other examples of its use</text:span></text:p>
                    <text:list>
                      <text:list-item>
                        <text:p><text:span text:style-name="T6">The Olivet Discourse</text:span></text:p>
                      </text:list-item>
                      <text:list-item>
                        <text:p><text:span text:style-name="T6">Garden of Gethsemane</text:span></text:p>
                      </text:list-item>
                      <text:list-item>
                        <text:p><text:span text:style-name="T2">(this hour) After the triumphal entry into Jerusalem</text:span></text:p>
                      </text:list-item>
                    </text:list>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text-style-name="P1" draw:layer="layout" svg:width="25.199cm" svg:height="3.506cm" svg:x="1.4cm" svg:y="0.837cm" presentation:class="title" presentation:placeholder="true" presentation:user-transformed="true">
          <draw:text-box/>
        </draw:frame>
        <draw:frame presentation:style-name="pr9" draw:text-style-name="P1" draw:layer="layout" svg:width="25.199cm" svg:height="15.427cm" svg:x="1.4cm" svg:y="4.914cm" presentation:class="outline" presentation:user-transformed="true">
          <draw:text-box>
            <text:list text:style-name="L2">
              <text:list-item>
                <text:p><text:span text:style-name="T1">Jesus prayed this on the night before His crucifixion</text:span></text:p>
              </text:list-item>
              <text:list-item>
                <text:p><text:span text:style-name="T1">John 12:27</text:span><text:span text:style-name="T1"><text:line-break/></text:span><text:span text:style-name="T20">“Now MY SOUL HAS BECOME DISMAYED; and what shall I say, ‘Father, </text:span><text:span text:style-name="T3">SAVE ME from</text:span><text:span text:style-name="T19"> this hour'?</text:span><text:span text:style-name="T20"> But for this </text:span><text:span text:style-name="T2">purpose</text:span><text:span text:style-name="T20"> I came to </text:span><text:span text:style-name="T19">this hour</text:span><text:span text:style-name="T20">.</text:span></text:p>
              </text:list-item>
              <text:list-item>
                <text:p><text:span text:style-name="T6">Jesus uses "</text:span><text:span text:style-name="T2">this hour</text:span><text:span text:style-name="T6">" as an appointed time for a certain </text:span><text:span text:style-name="T2">purpose</text:span><text:span text:style-name="T6">.</text:span></text:p>
              </text:list-item>
              <text:list-item>
                <text:p><text:span text:style-name="T6">Do we see </text:span><text:span text:style-name="T2">this hour</text:span><text:span text:style-name="T6"> to mean </text:span><text:span text:style-name="T10">two</text:span><text:span text:style-name="T6"> events separated by 1000 years?</text:span></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4" draw:text-style-name="P7" draw:layer="layout" svg:width="25.199cm" svg:height="3.506cm" svg:x="1.4cm" svg:y="0.837cm" presentation:class="title" presentation:placeholder="true" presentation:user-transformed="true">
          <draw:text-box/>
        </draw:frame>
        <draw:frame presentation:style-name="pr5" draw:text-style-name="P3" draw:layer="layout" svg:width="25.199cm" svg:height="13.859cm" svg:x="1.4cm" svg:y="4.914cm" presentation:class="outline">
          <draw:text-box>
            <text:list text:style-name="L2">
              <text:list-item>
                <text:p><text:span text:style-name="T6">How does Jesus uses "an hour"?</text:span></text:p>
                <text:list>
                  <text:list-item>
                    <text:p><text:span text:style-name="T6">Other examples of its use</text:span></text:p>
                    <text:list>
                      <text:list-item>
                        <text:p><text:span text:style-name="T6">The Olivet Discourse</text:span></text:p>
                      </text:list-item>
                      <text:list-item>
                        <text:p><text:span text:style-name="T6">Garden of Gethsemane</text:span></text:p>
                      </text:list-item>
                      <text:list-item>
                        <text:p><text:span text:style-name="T6">(this hour) After the triumphal entry into Jerusalem</text:span></text:p>
                      </text:list-item>
                      <text:list-item>
                        <text:p text:style-name="P10"><text:span text:style-name="T2">(my hour) said to Mary at wedding in Cana of Galilee</text:span></text:p>
                      </text:list-item>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4" draw:text-style-name="P1" draw:layer="layout" svg:width="25.199cm" svg:height="3.506cm" svg:x="1.301cm" svg:y="-0.006cm" presentation:class="title" presentation:placeholder="true" presentation:user-transformed="true">
          <draw:text-box/>
        </draw:frame>
        <draw:frame presentation:style-name="pr13" draw:text-style-name="P1" draw:layer="layout" svg:width="27cm" svg:height="18cm" svg:x="0.5cm" svg:y="3cm" presentation:class="outline" presentation:user-transformed="true">
          <draw:text-box>
            <text:list text:style-name="L2">
              <text:list-item>
                <text:p><text:span text:style-name="T21">Jesus said this to Mary, his mother</text:span><text:span text:style-name="T21"><text:line-break/></text:span><text:span text:style-name="T21">at the wedding in Cana of Galilee.</text:span></text:p>
              </text:list-item>
              <text:list-item>
                <text:p><text:span text:style-name="T1">John 2:4</text:span><text:span text:style-name="T1"><text:line-break/></text:span><text:span text:style-name="T1">4.</text:span><text:span text:style-name="T20"> And Jesus *said to her, “Woman, [fn]what do I have to do with you? </text:span><text:span text:style-name="T19">My hour</text:span><text:span text:style-name="T20"> has not yet come.”</text:span></text:p>
              </text:list-item>
              <text:list-item>
                <text:p><text:span text:style-name="T6">Do we see </text:span><text:span text:style-name="T2">My hour</text:span><text:span text:style-name="T6"> to mean </text:span><text:span text:style-name="T10">two</text:span><text:span text:style-name="T6"> events separated by 1000 years?</text:span></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presentation:user-transformed="true">
          <draw:text-box>
            <text:list text:style-name="L2">
              <text:list-item>
                <text:p><text:span text:style-name="T1">Is there a day after the last day?</text:span></text:p>
              </text:list-item>
              <text:list-item>
                <text:p><text:span text:style-name="T1">No. The eternal state begins</text:span><text:span text:style-name="T1"><text:line-break/></text:span><text:span text:style-name="T1">where the last day ends.</text:span></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14" draw:text-style-name="P11" draw:layer="layout" svg:width="25.199cm" svg:height="14.105cm" svg:x="1.4cm" svg:y="4.914cm" presentation:class="outline" presentation:user-transformed="true">
          <draw:text-box>
            <text:list text:style-name="L2">
              <text:list-item>
                <text:p><text:span text:style-name="T6">When is the resurrection of the just/unjust?</text:span></text:p>
                <text:list>
                  <text:list-item>
                    <text:p><text:span text:style-name="T6">An hour</text:span></text:p>
                    <text:list>
                      <text:list-item>
                        <text:p><text:span text:style-name="T6">What did Jesus mean by "an hour"?</text:span></text:p>
                      </text:list-item>
                      <text:list-item>
                        <text:p><text:span text:style-name="T6">"this hour"</text:span></text:p>
                      </text:list-item>
                      <text:list-item>
                        <text:p><text:span text:style-name="T6">"My hour"</text:span></text:p>
                      </text:list-item>
                    </text:list>
                  </text:list-item>
                  <text:list-item>
                    <text:p><text:span text:style-name="T6">Reread John 5:28-29</text:span></text:p>
                  </text:list-item>
                  <text:list-item>
                    <text:p><text:span text:style-name="T6">Objection</text:span></text:p>
                  </text:list-item>
                  <text:list-item>
                    <text:p><text:span text:style-name="T6">John 6 – Jesus clarifies</text:span></text:p>
                  </text:list-item>
                  <text:list-item>
                    <text:p><text:span text:style-name="T6">What is the last day?</text:span></text:p>
                  </text:list-item>
                  <text:list-item>
                    <text:p><text:span text:style-name="T19">Why would anyone believe otherwise?</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 text:style-name="P12"><text:span text:style-name="T1">Where would we get the idea</text:span></text:p>
          </draw:text-box>
        </draw:frame>
        <draw:frame presentation:style-name="pr15" draw:layer="layout" svg:width="25.199cm" svg:height="14.661cm" svg:x="1.4cm" svg:y="4.914cm" presentation:class="outline" presentation:user-transformed="true">
          <draw:text-box>
            <text:list text:style-name="L2">
              <text:list-item>
                <text:p text:style-name="P8"><text:span text:style-name="T1">that </text:span><text:span text:style-name="T22">an hour </text:span><text:span text:style-name="T1"><text:line-break/></text:span><text:span text:style-name="T1">or appointed time </text:span><text:span text:style-name="T1"><text:line-break/></text:span><text:span text:style-name="T1">is two times, separated by 1000 years?</text:span></text:p>
              </text:list-item>
              <text:list-item>
                <text:p text:style-name="P8"><text:span text:style-name="T1">Revelation 20 is the only place.</text:span></text:p>
              </text:list-item>
              <text:list-item>
                <text:p text:style-name="P8"><text:span text:style-name="T1">Who gave the revelation of the book of Revelation to the apostle John?</text:span></text:p>
              </text:list-item>
              <text:list-item>
                <text:p text:style-name="P8"><text:span text:style-name="T1">Jesus.</text:span></text:p>
              </text:list-item>
              <text:list-item>
                <text:p text:style-name="P8"><text:span text:style-name="T1">Do you believe Jesus would contradict Himself by saying one here,</text:span><text:span text:style-name="T1"><text:line-break/></text:span><text:span text:style-name="T1">and another in Revelation 20?</text:span></text:p>
              </text:list-item>
            </text:list>
          </draw:text-box>
        </draw:frame>
        <presentation:notes draw:style-name="dp2">
          <draw:page-thumbnail draw:style-name="gr1" draw:layer="layout" svg:width="14.848cm" svg:height="11.136cm" svg:x="3.075cm" svg:y="2.257cm" draw:page-number="28" presentation:class="page"/>
          <draw:frame presentation:style-name="pr6"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9" presentation:class="page"/>
          <draw:frame presentation:style-name="pr6"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Absent from body<text:line-break/>present with Christ</text:p>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30" presentation:class="page"/>
          <draw:frame presentation:style-name="pr6"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text-style-name="P1" draw:layer="layout" svg:width="25.199cm" svg:height="13.859cm" svg:x="1.4cm" svg:y="4.914cm" presentation:class="outline">
          <draw:text-box>
            <text:p text:style-name="P13"><text:span text:style-name="T23">What day is after the last day?</text:span></text:p>
            <text:list text:style-name="L2">
              <text:list-item>
                <text:p text:style-name="P13"><text:span text:style-name="T23">People say it is one of these:</text:span></text:p>
                <text:list>
                  <text:list-item>
                    <text:p text:style-name="P13"><text:span text:style-name="T23">When Christ starts a 1000 year earthly reign on earth</text:span></text:p>
                  </text:list-item>
                  <text:list-item>
                    <text:p text:style-name="P13"><text:span text:style-name="T23">The eternal state</text:span></text:p>
                  </text:list-item>
                </text:list>
              </text:list-item>
              <text:list-item>
                <text:p text:style-name="P13"><text:span text:style-name="T24">(next slide - objection)</text:span></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Objection </text:p>
          </draw:text-box>
        </draw:frame>
        <draw:frame presentation:style-name="pr5" draw:text-style-name="P1" draw:layer="layout" svg:width="25.199cm" svg:height="13.859cm" svg:x="1.4cm" svg:y="4.914cm" presentation:class="outline" presentation:user-transformed="true">
          <draw:text-box>
            <text:list text:style-name="L2">
              <text:list-item>
                <text:p><text:span text:style-name="T1">Just because Jesus doesn't mention another resurrection of the righteous and wicked</text:span><text:span text:style-name="T1"><text:line-break/></text:span><text:span text:style-name="T1">doesn't mean there isn't one</text:span></text:p>
              </text:list-item>
              <text:list-item>
                <text:p><text:span text:style-name="T1">Arguments from silence are weak</text:span><text:span text:style-name="T1"><text:line-break/></text:span><text:span text:style-name="T21">(next slide for reponse)</text:span></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Objections</text:p>
          </draw:text-box>
        </draw:frame>
        <draw:frame presentation:style-name="pr5" draw:text-style-name="P14" draw:layer="layout" svg:width="25.199cm" svg:height="13.859cm" svg:x="1.4cm" svg:y="4.914cm" presentation:class="outline">
          <draw:text-box>
            <text:list text:style-name="L2">
              <text:list-item>
                <text:p><text:span text:style-name="T19">What about Lazarus?</text:span></text:p>
              </text:list-item>
            </text:list>
          </draw:text-box>
        </draw:frame>
        <presentation:notes draw:style-name="dp2">
          <draw:page-thumbnail draw:style-name="gr1" draw:layer="layout" svg:width="14.848cm" svg:height="11.136cm" svg:x="3.075cm" svg:y="2.257cm" draw:page-number="33" presentation:class="page"/>
          <draw:frame presentation:style-name="pr6"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list text:style-name="L1">
              <text:list-header>
                <text:p><text:span text:style-name="T1">What about Lazarus</text:span></text:p>
              </text:list-header>
            </text:list>
          </draw:text-box>
        </draw:frame>
        <draw:frame presentation:style-name="pr5" draw:text-style-name="P1" draw:layer="layout" svg:width="25.199cm" svg:height="13.859cm" svg:x="1.4cm" svg:y="4.914cm" presentation:class="outline">
          <draw:text-box>
            <text:list text:style-name="L2">
              <text:list-item>
                <text:p><text:span text:style-name="T1">Jesus raised Lazarus from the dead and he came forth from his tomb</text:span></text:p>
              </text:list-item>
              <text:list-item>
                <text:p><text:span text:style-name="T1">Lazarus was revived and would die again.</text:span><text:span text:style-name="T1"><text:line-break/></text:span><text:span text:style-name="T1">-he was not given glorified body</text:span></text:p>
              </text:list-item>
              <text:list-item>
                <text:p><text:span text:style-name="T1"/></text:p>
              </text:list-item>
            </text:list>
          </draw:text-box>
        </draw:frame>
        <presentation:notes draw:style-name="dp2">
          <draw:page-thumbnail draw:style-name="gr1" draw:layer="layout" svg:width="14.848cm" svg:height="11.136cm" svg:x="3.075cm" svg:y="2.257cm" draw:page-number="34" presentation:class="page"/>
          <draw:frame presentation:style-name="pr6"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4" draw:text-style-name="P1" draw:layer="layout" svg:width="25.199cm" svg:height="3.506cm" svg:x="1.4cm" svg:y="0.837cm" presentation:class="title">
          <draw:text-box>
            <text:p><text:span text:style-name="T1">Objections about the last day</text:span></text:p>
          </draw:text-box>
        </draw:frame>
        <draw:frame presentation:style-name="pr5" draw:text-style-name="P14" draw:layer="layout" svg:width="25.199cm" svg:height="13.859cm" svg:x="1.4cm" svg:y="4.914cm" presentation:class="outline">
          <draw:text-box>
            <text:list text:style-name="L2">
              <text:list-item>
                <text:p><text:span text:style-name="T6">What about Lazarus?</text:span></text:p>
              </text:list-item>
              <text:list-item>
                <text:p><text:span text:style-name="T19">Wasn't Jesus resurrected?</text:span></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Jesus resurrected before <text:line-break/>the last day</text:p>
          </draw:text-box>
        </draw:frame>
        <draw:frame presentation:style-name="pr16" draw:text-style-name="P1" draw:layer="layout" svg:width="27cm" svg:height="15.586cm" svg:x="0.5cm" svg:y="4.914cm" presentation:class="outline" presentation:user-transformed="true">
          <draw:text-box>
            <text:list text:style-name="L2">
              <text:list-item>
                <text:p><text:span text:style-name="T1">By the "last day", Jesus will have already been resurrected for a long time.</text:span></text:p>
              </text:list-item>
              <text:list-item>
                <text:p><text:span text:style-name="T1">Jesus was speaking of those </text:span><text:span text:style-name="T19">other than Himself</text:span><text:span text:style-name="T1"> when he said </text:span></text:p>
              </text:list-item>
              <text:list-item>
                <text:p><text:span text:style-name="T1">"</text:span><text:span text:style-name="T19">all</text:span><text:span text:style-name="T1"> who are in the tombs"</text:span></text:p>
              </text:list-item>
              <text:list-item>
                <text:p><text:span text:style-name="T1">And</text:span></text:p>
              </text:list-item>
              <text:list-item>
                <text:p><text:span text:style-name="T1">"</text:span><text:span text:style-name="T19">everyone</text:span><text:span text:style-name="T1"> who" "</text:span><text:span text:style-name="T19">believes</text:span><text:span text:style-name="T1"> in Him" </text:span></text:p>
              </text:list-item>
              <text:list-item>
                <text:p><text:span text:style-name="T1">Will be raised up "on the last day"</text:span></text:p>
              </text:list-item>
            </text:list>
          </draw:text-box>
        </draw:frame>
        <presentation:notes draw:style-name="dp2">
          <draw:page-thumbnail draw:style-name="gr1" draw:layer="layout" svg:width="14.848cm" svg:height="11.136cm" svg:x="3.075cm" svg:y="2.257cm" draw:page-number="36" presentation:class="page"/>
          <draw:frame presentation:style-name="pr6"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4" draw:text-style-name="P1" draw:layer="layout" svg:width="25.199cm" svg:height="3.506cm" svg:x="1.4cm" svg:y="0.837cm" presentation:class="title">
          <draw:text-box>
            <text:p><text:span text:style-name="T1">Objections about the last day</text:span></text:p>
          </draw:text-box>
        </draw:frame>
        <draw:frame presentation:style-name="pr5" draw:text-style-name="P14" draw:layer="layout" svg:width="25.199cm" svg:height="13.859cm" svg:x="1.4cm" svg:y="4.914cm" presentation:class="outline">
          <draw:text-box>
            <text:list text:style-name="L2">
              <text:list-item>
                <text:p><text:span text:style-name="T6">What about Lazarus?</text:span></text:p>
              </text:list-item>
              <text:list-item>
                <text:p><text:span text:style-name="T6">Wasn't Jesus resurrected?</text:span></text:p>
              </text:list-item>
              <text:list-item>
                <text:p><text:span text:style-name="T19">Mount of transfiguration</text:span></text:p>
              </text:list-item>
            </text:list>
          </draw:text-box>
        </draw:frame>
        <presentation:notes draw:style-name="dp2">
          <draw:page-thumbnail draw:style-name="gr1" draw:layer="layout" svg:width="14.848cm" svg:height="11.136cm" svg:x="3.075cm" svg:y="2.257cm" draw:page-number="37" presentation:class="page"/>
          <draw:frame presentation:style-name="pr6"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4" draw:text-style-name="P1" draw:layer="layout" svg:width="25.199cm" svg:height="3.506cm" svg:x="1.4cm" svg:y="0.837cm" presentation:class="title">
          <draw:text-box>
            <text:p><text:span text:style-name="T1">Moses and Elijah</text:span></text:p>
          </draw:text-box>
        </draw:frame>
        <draw:frame presentation:style-name="pr16" draw:text-style-name="P1" draw:layer="layout" svg:width="27cm" svg:height="15.586cm" svg:x="0.5cm" svg:y="4.914cm" presentation:class="outline" presentation:user-transformed="true">
          <draw:text-box>
            <text:list text:style-name="L2">
              <text:list-item>
                <text:p><text:span text:style-name="T1">On the mount of transfiguration, weren't they resurrected?</text:span></text:p>
              </text:list-item>
              <text:list-item>
                <text:p><text:span text:style-name="T1">Jesus was the only one said to be shining.</text:span></text:p>
              </text:list-item>
              <text:list-item>
                <text:p><text:span text:style-name="T1">Revelation 20:4 can legitimately be interpreted to say that believers </text:span><text:span text:style-name="T19">continue to live</text:span><text:span text:style-name="T1"> and reign </text:span><text:span text:style-name="T19">in spirit</text:span><text:span text:style-name="T1"> </text:span><text:span text:style-name="T19">before</text:span><text:span text:style-name="T1"> the last day.</text:span></text:p>
              </text:list-item>
              <text:list-item>
                <text:p><text:span text:style-name="T1">Otherwise, we contradict Jesus' words</text:span></text:p>
              </text:list-item>
            </text:list>
          </draw:text-box>
        </draw:frame>
        <presentation:notes draw:style-name="dp2">
          <draw:page-thumbnail draw:style-name="gr1" draw:layer="layout" svg:width="14.848cm" svg:height="11.136cm" svg:x="3.075cm" svg:y="2.257cm" draw:page-number="38" presentation:class="page"/>
          <draw:frame presentation:style-name="pr6"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4" draw:text-style-name="P1" draw:layer="layout" svg:width="25.199cm" svg:height="3.506cm" svg:x="1.4cm" svg:y="0.837cm" presentation:class="title">
          <draw:text-box>
            <text:p><text:span text:style-name="T1">Objections about the last day</text:span></text:p>
          </draw:text-box>
        </draw:frame>
        <draw:frame presentation:style-name="pr5" draw:text-style-name="P14" draw:layer="layout" svg:width="25.199cm" svg:height="13.859cm" svg:x="1.4cm" svg:y="4.914cm" presentation:class="outline">
          <draw:text-box>
            <text:list text:style-name="L2">
              <text:list-item>
                <text:p><text:span text:style-name="T6">What about Lazarus?</text:span></text:p>
              </text:list-item>
              <text:list-item>
                <text:p><text:span text:style-name="T6">Wasn't Jesus resurrected?</text:span></text:p>
              </text:list-item>
              <text:list-item>
                <text:p><text:span text:style-name="T6">Mount of transfiguration</text:span></text:p>
              </text:list-item>
              <text:list-item>
                <text:p><text:span text:style-name="T19">Exceptions allowed?</text:span></text:p>
              </text:list-item>
            </text:list>
          </draw:text-box>
        </draw:frame>
        <presentation:notes draw:style-name="dp2">
          <draw:page-thumbnail draw:style-name="gr1" draw:layer="layout" svg:width="14.848cm" svg:height="11.136cm" svg:x="3.075cm" svg:y="2.257cm" draw:page-number="39" presentation:class="page"/>
          <draw:frame presentation:style-name="pr6"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4" draw:text-style-name="P1" draw:layer="layout" svg:width="25.199cm" svg:height="3.506cm" svg:x="1.4cm" svg:y="0.837cm" presentation:class="title">
          <draw:text-box>
            <text:p><text:span text:style-name="T1">Does Jesus allow exceptions?</text:span></text:p>
          </draw:text-box>
        </draw:frame>
        <draw:frame presentation:style-name="pr17" draw:text-style-name="P1" draw:layer="layout" svg:width="27cm" svg:height="16.086cm" svg:x="0.5cm" svg:y="4.914cm" presentation:class="outline" presentation:user-transformed="true">
          <draw:text-box>
            <text:list text:style-name="L2">
              <text:list-item>
                <text:p><text:span text:style-name="T1">Does Jesus say there </text:span><text:span text:style-name="T19">can't be</text:span><text:span text:style-name="T1"> </text:span><text:span text:style-name="T25">a resurrection of the just and unjust</text:span><text:span text:style-name="T1"> </text:span><text:span text:style-name="T19">before the last day</text:span><text:span text:style-name="T1">?</text:span></text:p>
              </text:list-item>
              <text:list-item>
                <text:p><text:span text:style-name="T1">Refer back to "</text:span><text:span text:style-name="T19">all</text:span><text:span text:style-name="T1">" and "</text:span><text:span text:style-name="T19">everyone</text:span><text:span text:style-name="T1">"</text:span></text:p>
              </text:list-item>
              <text:list-item>
                <text:p><text:span text:style-name="T1">God can do lots of things not written down</text:span></text:p>
              </text:list-item>
              <text:list-item>
                <text:p><text:span text:style-name="T19">Only if </text:span><text:span text:style-name="T1">it does </text:span><text:span text:style-name="T19">not contradict</text:span><text:span text:style-name="T1"> His </text:span><text:span text:style-name="T19">previous revelation</text:span></text:p>
              </text:list-item>
            </text:list>
          </draw:text-box>
        </draw:frame>
        <presentation:notes draw:style-name="dp2">
          <draw:page-thumbnail draw:style-name="gr1" draw:layer="layout" svg:width="14.848cm" svg:height="11.136cm" svg:x="3.075cm" svg:y="2.257cm" draw:page-number="40" presentation:class="page"/>
          <draw:frame presentation:style-name="pr6"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4" draw:text-style-name="P1" draw:layer="layout" svg:width="25.199cm" svg:height="3.506cm" svg:x="1.4cm" svg:y="0.837cm" presentation:class="title">
          <draw:text-box>
            <text:p><text:span text:style-name="T1">Is the last day</text:span></text:p>
          </draw:text-box>
        </draw:frame>
        <draw:frame presentation:style-name="pr5" draw:text-style-name="P1" draw:layer="layout" svg:width="25.199cm" svg:height="13.859cm" svg:x="1.4cm" svg:y="4.914cm" presentation:class="outline">
          <draw:text-box>
            <text:list text:style-name="L2">
              <text:list-item>
                <text:p><text:span text:style-name="T1">The beginning of Christ's millenial reign</text:span></text:p>
              </text:list-item>
              <text:list-item>
                <text:p><text:span text:style-name="T1">Or at the end?</text:span></text:p>
              </text:list-item>
              <text:list-item>
                <text:p><text:span text:style-name="T1">That will determine if there is one or two </text:span><text:span text:style-name="T1"><text:line-break/></text:span><text:span text:style-name="T1">resurrections of the just and unjust</text:span></text:p>
              </text:list-item>
              <text:list-item>
                <text:p><text:span text:style-name="T1">The last day of what? This age?</text:span><text:span text:style-name="T1"><text:line-break/></text:span><text:span text:style-name="T1">Jesus did speak of this age and the age to come. </text:span></text:p>
              </text:list-item>
            </text:list>
          </draw:text-box>
        </draw:frame>
        <presentation:notes draw:style-name="dp2">
          <draw:page-thumbnail draw:style-name="gr1" draw:layer="layout" svg:width="14.848cm" svg:height="11.136cm" svg:x="3.075cm" svg:y="2.257cm" draw:page-number="41" presentation:class="page"/>
          <draw:frame presentation:style-name="pr6"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4" draw:text-style-name="P1" draw:layer="layout" svg:width="25.199cm" svg:height="3.506cm" svg:x="1.4cm" svg:y="0.837cm" presentation:class="title">
          <draw:text-box>
            <text:p><text:span text:style-name="T1">Final Judgment</text:span></text:p>
          </draw:text-box>
        </draw:frame>
        <draw:frame presentation:style-name="pr5" draw:text-style-name="P1" draw:layer="layout" svg:width="25.199cm" svg:height="13.859cm" svg:x="1.4cm" svg:y="4.914cm" presentation:class="outline">
          <draw:text-box>
            <text:list text:style-name="L2">
              <text:list-item>
                <text:p><text:span text:style-name="T1">Involves the Great White Throne</text:span><text:span text:style-name="T1"><text:line-break/></text:span><text:span text:style-name="T1">for the unrighteous</text:span></text:p>
              </text:list-item>
              <text:list-item>
                <text:p><text:span text:style-name="T1">Or the Judgment Seat of Christ </text:span><text:span text:style-name="T1"><text:line-break/></text:span><text:span text:style-name="T1">for those in Christ</text:span></text:p>
              </text:list-item>
            </text:list>
          </draw:text-box>
        </draw:frame>
        <presentation:notes draw:style-name="dp2">
          <draw:page-thumbnail draw:style-name="gr1" draw:layer="layout" svg:width="14.848cm" svg:height="11.136cm" svg:x="3.075cm" svg:y="2.257cm" draw:page-number="42" presentation:class="page"/>
          <draw:frame presentation:style-name="pr6"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presentation:user-transformed="true">
          <draw:text-box>
            <text:list text:style-name="L1">
              <text:list-item>
                <text:p>How many final judgments are there?</text:p>
              </text:list-item>
            </text:list>
          </draw:text-box>
        </draw:frame>
        <draw:frame presentation:style-name="pr18" draw:text-style-name="P1" draw:layer="layout" svg:width="25.199cm" svg:height="14.427cm" svg:x="1.4cm" svg:y="4.914cm" presentation:class="outline" presentation:user-transformed="true">
          <draw:text-box>
            <text:list text:style-name="L2">
              <text:list-item>
                <text:p><text:span text:style-name="T1">Luke 11:31</text:span><text:span text:style-name="T1"><text:line-break/></text:span><text:span text:style-name="T1">"</text:span><text:span text:style-name="T25">The Queen of the South will rise up with the men of this generation at </text:span><text:span text:style-name="T19">the judgment</text:span><text:span text:style-name="T25"> ...</text:span><text:span text:style-name="T1">"</text:span><text:span text:style-name="T1"><text:line-break/></text:span><text:span text:style-name="T1">Matthew 12:41</text:span><text:span text:style-name="T1"><text:line-break/></text:span><text:span text:style-name="T1">"</text:span><text:span text:style-name="T25">The men of Nineveh will stand up with this generation at </text:span><text:span text:style-name="T19">the judgment</text:span><text:span text:style-name="T25">...</text:span><text:span text:style-name="T1">"</text:span><text:span text:style-name="T1"><text:line-break/></text:span><text:span text:style-name="T1">Luke 10:14</text:span><text:span text:style-name="T1"><text:line-break/></text:span><text:span text:style-name="T1">"</text:span><text:span text:style-name="T25">But it will be more tolerable for Tyre and Sidon in</text:span><text:span text:style-name="T19"> the judgment </text:span><text:span text:style-name="T25">than for you.</text:span><text:span text:style-name="T1">"</text:span><text:span text:style-name="T1"><text:line-break/></text:span><text:span text:style-name="T1"> </text:span></text:p>
              </text:list-item>
            </text:list>
          </draw:text-box>
        </draw:frame>
        <presentation:notes draw:style-name="dp2">
          <draw:page-thumbnail draw:style-name="gr1" draw:layer="layout" svg:width="14.848cm" svg:height="11.136cm" svg:x="3.075cm" svg:y="2.257cm" draw:page-number="43" presentation:class="page"/>
          <draw:frame presentation:style-name="pr6"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18" draw:text-style-name="P1" draw:layer="layout" svg:width="25.199cm" svg:height="14.427cm" svg:x="1.4cm" svg:y="4.914cm" presentation:class="outline" presentation:user-transformed="true">
          <draw:text-box>
            <text:list text:style-name="L2">
              <text:list-item>
                <text:p><text:span text:style-name="T1">Hebrews 9:27</text:span><text:span text:style-name="T1"><text:line-break/></text:span><text:span text:style-name="T1">"</text:span><text:span text:style-name="T25">it is appointed for men to die once, but after this </text:span><text:span text:style-name="T19">the judgment</text:span><text:span text:style-name="T1">"</text:span><text:span text:style-name="T1"><text:line-break/></text:span><text:span text:style-name="T1">Matthew 12:36-37</text:span><text:span text:style-name="T1"><text:line-break/></text:span><text:span text:style-name="T1">"</text:span><text:span text:style-name="T25">But I tell you that every careless word that people speak, they shall give an accounting for it in </text:span><text:span text:style-name="T19">the day of judgment</text:span><text:span text:style-name="T25">. For by your words you will be justified, and by your words you will be condemned.”</text:span><text:span text:style-name="T1">"</text:span></text:p>
              </text:list-item>
              <text:list-item>
                <text:p><text:span text:style-name="T1">There are lots more.</text:span><text:span text:style-name="T1"><text:line-break/></text:span><text:span text:style-name="T1">Keeping it short for time-sake.</text:span></text:p>
              </text:list-item>
            </text:list>
          </draw:text-box>
        </draw:frame>
        <presentation:notes draw:style-name="dp2">
          <draw:page-thumbnail draw:style-name="gr1" draw:layer="layout" svg:width="14.848cm" svg:height="11.136cm" svg:x="3.075cm" svg:y="2.257cm" draw:page-number="44" presentation:class="page"/>
          <draw:frame presentation:style-name="pr6"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draw:text-box>
            <text:p><text:span text:style-name="T26">*</text:span>Read Revelation 11:15-18</text:p>
          </draw:text-box>
        </draw:frame>
        <draw:frame presentation:style-name="pr19" draw:layer="layout" svg:width="25.199cm" svg:height="15.969cm" svg:x="1.301cm" svg:y="4.031cm" presentation:class="outline" presentation:user-transformed="true">
          <draw:text-box>
            <text:list text:style-name="L2">
              <text:list-item>
                <text:p>Because Rev is so contested, we aren't interpreting it here</text:p>
              </text:list-item>
              <text:list-item>
                <text:p>The purpose is to ask questions</text:p>
              </text:list-item>
            </text:list>
            <text:p><text:span text:style-name="T27">18. </text:span><text:span text:style-name="T28">“And the nations were enraged, and </text:span><text:span text:style-name="T29">Your rage came</text:span><text:span text:style-name="T28">, and </text:span><text:span text:style-name="T30">the time</text:span><text:span text:style-name="T31"> came</text:span><text:span text:style-name="T28"> for </text:span><text:span text:style-name="T31">the </text:span><text:span text:style-name="T30">dead</text:span><text:span text:style-name="T31"> to be </text:span><text:span text:style-name="T30">judged</text:span><text:span text:style-name="T28">, and </text:span><text:span text:style-name="T31">to give </text:span><text:span text:style-name="T30">reward</text:span><text:span text:style-name="T31"> to </text:span><text:span text:style-name="T30">Your slaves</text:span><text:span text:style-name="T32">...</text:span><text:span text:style-name="T33">"</text:span></text:p>
            <text:list text:continue-numbering="true" text:style-name="L2">
              <text:list-item>
                <text:p><text:span text:style-name="T33">Are the judgment of the wicked and righteous at the same time in this passage?</text:span></text:p>
              </text:list-item>
              <text:list-item>
                <text:p><text:span text:style-name="T33">Does this mean the judgment seat of Christ, Great White Throne, and 7</text:span><text:span text:style-name="T34">th</text:span><text:span text:style-name="T33"> trumpet at the same event?</text:span></text:p>
              </text:list-item>
            </text:list>
          </draw:text-box>
        </draw:frame>
        <presentation:notes draw:style-name="dp2">
          <draw:page-thumbnail draw:style-name="gr1" draw:layer="layout" svg:width="14.848cm" svg:height="11.136cm" svg:x="3.075cm" svg:y="2.257cm" draw:page-number="45" presentation:class="page"/>
          <draw:frame presentation:style-name="pr20" draw:text-style-name="P2" draw:layer="layout" svg:width="16.799cm" svg:height="15.87cm" svg:x="2.1cm" svg:y="14.107cm" presentation:class="notes" presentation:user-transformed="true">
            <draw:text-box>
              <text:p>If this is talking about the same event as the Great White Throne, know that Revelation 11 is mentioning an event which is not mentioned until chapter 20</text:p>
              <text:p/>
              <text:p><text:tab/>If that is so, we see one example of "recapitulation", where events sometimes repeat.<text:line-break/>There are many examples.<text:line-break/>This is just one.</text:p>
              <text:p/>
              <text:p><text:tab/>Be aware that end-time views differ on whether chapters 19 and 20 are in order or not.</text:p>
              <text:p/>
              <text:p>--------------------------------------</text:p>
              <text:p>The "dead" are judged, so this couldn't be speaking of God slaying unregenerate humans on earth at the time of His 2<text:span text:style-name="T35">nd</text:span> coming since they would be alive at that kind of judgment, not dead.</text:p>
              <text:p/>
              <text:p/>
            </draw:text-box>
          </draw:frame>
        </presentation:notes>
      </draw:page>
      <draw:page draw:name="page4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46" presentation:class="page"/>
          <draw:frame presentation:style-name="pr6"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4" draw:layer="layout" svg:width="25.199cm" svg:height="3.506cm" svg:x="1.4cm" svg:y="0.837cm" presentation:class="title">
          <draw:text-box>
            <text:p>Someone read</text:p>
          </draw:text-box>
        </draw:frame>
        <draw:frame presentation:style-name="pr5" draw:layer="layout" svg:width="25.199cm" svg:height="13.859cm" svg:x="1.4cm" svg:y="4.914cm" presentation:class="outline">
          <draw:text-box>
            <text:list text:style-name="L2">
              <text:list-item>
                <text:p>Matthew 13:36-43</text:p>
              </text:list-item>
              <text:list-item>
                <text:p>How many harvests are there<text:line-break/>to separate the wheat and the tares?<text:line-break/>One or two?</text:p>
              </text:list-item>
            </text:list>
          </draw:text-box>
        </draw:frame>
        <presentation:notes draw:style-name="dp2">
          <draw:page-thumbnail draw:style-name="gr1" draw:layer="layout" svg:width="14.848cm" svg:height="11.136cm" svg:x="3.075cm" svg:y="2.257cm" draw:page-number="47" presentation:class="page"/>
          <draw:frame presentation:style-name="pr6" draw:text-style-name="P4" draw:layer="layout" svg:width="16.799cm" svg:height="13.364cm" svg:x="2.1cm" svg:y="14.107cm" presentation:class="notes">
            <draw:text-box>
              <text:p><text:span text:style-name="T36">(Here it sure seems the wheat and the tares are divided during one harvest, not two separate harvests. A time separation of 1,000+ years has to be forced into the text.)</text:span></text:p>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presentation:user-transformed="true">
          <draw:text-box>
            <text:p>Judgment unto an eternal state</text:p>
          </draw:text-box>
        </draw:frame>
        <draw:frame presentation:style-name="pr5" draw:layer="layout" svg:width="25.199cm" svg:height="13.859cm" svg:x="1.4cm" svg:y="4.914cm" presentation:class="outline" presentation:user-transformed="true">
          <draw:text-box>
            <text:list text:style-name="L2">
              <text:list-item>
                <text:p><text:span text:style-name="T37">God has done many judgments throughout human history</text:span></text:p>
              </text:list-item>
              <text:list-item>
                <text:p>The judgment here is one that either results in<text:line-break/>eternal punishment or eternal life<text:line-break/>where those being judged<text:line-break/>enter their eternal state of being.</text:p>
              </text:list-item>
              <text:list-item>
                <text:p><text:span text:style-name="T38">How many</text:span><text:span text:style-name="T37"> of those judgments are there?</text:span></text:p>
              </text:list-item>
              <text:list-item>
                <text:p><text:span text:style-name="T38">When</text:span> does it, or they happen?</text:p>
              </text:list-item>
              <text:list-item>
                <text:p><text:span text:style-name="T38">What</text:span> will the judgment(s) be <text:span text:style-name="T38">based on</text:span>?</text:p>
              </text:list-item>
            </text:list>
          </draw:text-box>
        </draw:frame>
        <presentation:notes draw:style-name="dp2">
          <draw:page-thumbnail draw:style-name="gr1" draw:layer="layout" svg:width="14.848cm" svg:height="11.136cm" svg:x="3.075cm" svg:y="2.257cm" draw:page-number="48" presentation:class="page"/>
          <draw:frame presentation:style-name="pr6" draw:text-style-name="P4"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4" draw:layer="layout" svg:width="25.199cm" svg:height="3.506cm" svg:x="1.4cm" svg:y="0.837cm" presentation:class="title">
          <draw:text-box>
            <text:p>Read Matthew 13:36-43</text:p>
          </draw:text-box>
        </draw:frame>
        <draw:frame presentation:style-name="pr21" draw:layer="layout" svg:width="25.199cm" svg:height="14.927cm" svg:x="1.301cm" svg:y="3.807cm" presentation:class="outline" presentation:user-transformed="true">
          <draw:text-box>
            <text:p><text:span text:style-name="T39">39.</text:span><text:span text:style-name="T32"> "</text:span><text:span text:style-name="T28">and the enemy who sowed them is the devil, and </text:span><text:span text:style-name="T29">the harvest is the end of the age</text:span><text:span text:style-name="T28">; and the reapers are angels.</text:span><text:span text:style-name="T32">"</text:span><text:span text:style-name="T32"><text:line-break/></text:span><text:span text:style-name="T39">40.</text:span><text:span text:style-name="T32"> "</text:span><text:span text:style-name="T28">"So just as the </text:span><text:span text:style-name="T29">tares</text:span><text:span text:style-name="T28"> are gathered up and </text:span><text:span text:style-name="T29">burned with fire</text:span><text:span text:style-name="T28">, so shall it be at the </text:span><text:span text:style-name="T29">end of the age</text:span><text:span text:style-name="T28">.</text:span><text:span text:style-name="T32">"</text:span><text:span text:style-name="T32"><text:line-break/></text:span><text:span text:style-name="T39">42.</text:span><text:span text:style-name="T32"> "</text:span><text:span text:style-name="T28">and will </text:span><text:span text:style-name="T29">throw</text:span><text:span text:style-name="T28"> them into the </text:span><text:span text:style-name="T29">fiery furnace</text:span><text:span text:style-name="T28">; in that place there will be </text:span><text:span text:style-name="T29">weeping and gnashing of teeth</text:span><text:span text:style-name="T28">.</text:span><text:span text:style-name="T32">"</text:span></text:p>
            <text:list text:style-name="L2">
              <text:list-item>
                <text:p><text:span text:style-name="T32">How many harvests are there?</text:span></text:p>
              </text:list-item>
              <text:list-item>
                <text:p><text:span text:style-name="T32">What is "</text:span><text:span text:style-name="T28">the </text:span><text:span text:style-name="T29">fiery furnace</text:span><text:span text:style-name="T32">"</text:span></text:p>
              </text:list-item>
            </text:list>
          </draw:text-box>
        </draw:frame>
        <presentation:notes draw:style-name="dp2">
          <draw:page-thumbnail draw:style-name="gr1" draw:layer="layout" svg:width="14.848cm" svg:height="11.136cm" svg:x="3.075cm" svg:y="2.257cm" draw:page-number="49" presentation:class="page"/>
          <draw:frame presentation:style-name="pr6" draw:text-style-name="P4"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4" draw:layer="layout" svg:width="25.199cm" svg:height="3.506cm" svg:x="1.4cm" svg:y="0.837cm" presentation:class="title">
          <draw:text-box>
            <text:p>Matthew 13</text:p>
          </draw:text-box>
        </draw:frame>
        <draw:frame presentation:style-name="pr22" draw:text-style-name="P1" draw:layer="layout" svg:width="26.099cm" svg:height="18.258cm" svg:x="0.5cm" svg:y="3.5cm" presentation:class="outline" presentation:user-transformed="true">
          <draw:text-box>
            <text:list text:style-name="L2">
              <text:list-item>
                <text:p><text:span text:style-name="T1">Logical Out 1:</text:span></text:p>
                <text:list>
                  <text:list-item>
                    <text:p><text:span text:style-name="T1">The Passage does not explicitly say there cannot be two harvests, separated by 1000 years</text:span></text:p>
                  </text:list-item>
                  <text:list-item>
                    <text:p><text:span text:style-name="T1">But based off of John 5+6, why would we consider that Jesus would contradict Himself?</text:span></text:p>
                  </text:list-item>
                </text:list>
              </text:list-item>
              <text:list-item>
                <text:p><text:span text:style-name="T1">Logical Out 2: </text:span></text:p>
                <text:list>
                  <text:list-item>
                    <text:p><text:span text:style-name="T1">The end of what age? The Jewish temple age?</text:span><text:span text:style-name="T1"><text:line-break/></text:span><text:span text:style-name="T1">Notice Jesus did not say "</text:span><text:span text:style-name="T2">the last day</text:span><text:span text:style-name="T1">" here.</text:span></text:p>
                  </text:list-item>
                  <text:list-item>
                    <text:p><text:span text:style-name="T1">This could be talking about AD 70 and the destruction of Jerusalem, with the city being burned, and the results of the wicked dying having eternal, destructive, lasting effects on them</text:span></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6"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23" draw:text-style-name="P16" draw:layer="layout" svg:width="25.199cm" svg:height="7.597cm" svg:x="1.5cm" svg:y="13.93cm" presentation:class="title" presentation:user-transformed="true">
          <draw:text-box>
            <text:list text:style-name="L1">
              <text:list-item>
                <text:p text:style-name="P15"><text:span text:style-name="T40"><text:s/></text:span><text:span text:style-name="T40">How many separations are there for the good and bad fish?</text:span><text:span text:style-name="T40"><text:line-break/></text:span><text:span text:style-name="T40">-Are the wicked being judged?</text:span><text:span text:style-name="T40"><text:line-break/></text:span><text:span text:style-name="T40">-When does this happen?</text:span><text:span text:style-name="T40"><text:line-break/></text:span><text:span text:style-name="T40">-is that when Christ returns or 1000 years after?</text:span><text:span text:style-name="T40"><text:line-break/></text:span><text:span text:style-name="T40"/></text:p>
              </text:list-item>
            </text:list>
          </draw:text-box>
        </draw:frame>
        <draw:frame presentation:style-name="pr24" draw:text-style-name="P17" draw:layer="layout" svg:width="28cm" svg:height="14cm" svg:x="0cm" svg:y="0cm" presentation:class="outline" presentation:user-transformed="true">
          <draw:text-box>
            <text:p text:style-name="P17"><text:span text:style-name="T41">Matthew 13:47-50</text:span><text:span text:style-name="T32"><text:line-break/></text:span><text:span text:style-name="T41">47. </text:span><text:span text:style-name="T32">"</text:span><text:span text:style-name="T28">"Again, the kingdom of heaven is like a dragnet cast into the sea, and gathering [fish] of every kind;</text:span><text:span text:style-name="T32">"</text:span><text:span text:style-name="T32"><text:line-break/></text:span><text:span text:style-name="T41">48. </text:span><text:span text:style-name="T32">"</text:span><text:span text:style-name="T28">and when it was filled, they drew it up on the beach; and they sat down and gathered the good [fish] into containers, but the bad they threw away.</text:span><text:span text:style-name="T32">"</text:span><text:span text:style-name="T32"><text:line-break/></text:span><text:span text:style-name="T41">49.</text:span><text:span text:style-name="T32"> "</text:span><text:span text:style-name="T28">"So it will be at the</text:span><text:span text:style-name="T29"> end of the age[aion]</text:span><text:span text:style-name="T28">; the angels will come forth and take out the wicked from among the righteous,</text:span><text:span text:style-name="T32">"</text:span><text:span text:style-name="T32"><text:line-break/></text:span><text:span text:style-name="T41">50. </text:span><text:span text:style-name="T32">"</text:span><text:span text:style-name="T28">and will throw them into the </text:span><text:span text:style-name="T29">fiery furnace</text:span><text:span text:style-name="T28">; in that place there will be</text:span><text:span text:style-name="T29"> weeping and gnashing of teeth</text:span><text:span text:style-name="T28">.</text:span><text:span text:style-name="T32">"</text:span></text:p>
          </draw:text-box>
        </draw:frame>
        <presentation:notes draw:style-name="dp2">
          <draw:page-thumbnail draw:style-name="gr1" draw:layer="layout" svg:width="14.848cm" svg:height="11.136cm" svg:x="3.075cm" svg:y="2.257cm" draw:page-number="51" presentation:class="page"/>
          <draw:frame presentation:style-name="pr6" draw:text-style-name="P4" draw:layer="layout" svg:width="16.799cm" svg:height="13.364cm" svg:x="2.1cm" svg:y="14.107cm" presentation:class="notes">
            <draw:text-box>
              <text:list text:style-name="L4">
                <text:list-item>
                  <text:p><text:span text:style-name="T36">The amillenial view says this happens when Christ returns</text:span></text:p>
                </text:list-item>
                <text:list-item>
                  <text:p><text:span text:style-name="T36">What does the premillenial view say Christ does when He returns?</text:span></text:p>
                  <text:list>
                    <text:list-item>
                      <text:p><text:span text:style-name="T36">When Christ returns for the 1000 year millenial reign, does He send the unrighteous to Hell?</text:span></text:p>
                    </text:list-item>
                    <text:list-item>
                      <text:p><text:span text:style-name="T36">If so, we have 2 judgments.</text:span></text:p>
                    </text:list-item>
                  </text:list>
                </text:list-item>
                <text:list-item>
                  <text:p><text:span text:style-name="T36">Jesus only mentions 1 judgment</text:span></text:p>
                </text:list-item>
              </text:list>
            </draw:text-box>
          </draw:frame>
        </presentation:notes>
      </draw:page>
      <draw:page draw:name="page52" draw:style-name="dp1" draw:master-page-name="Default" presentation:presentation-page-layout-name="AL2T1">
        <draw:frame presentation:style-name="pr4" draw:layer="layout" svg:width="25.199cm" svg:height="3.506cm" svg:x="1.4cm" svg:y="0.837cm" presentation:class="title">
          <draw:text-box>
            <text:p>Matthew 25</text:p>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52" presentation:class="page"/>
          <draw:frame presentation:style-name="pr6"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4" draw:layer="layout" svg:width="25.199cm" svg:height="3.506cm" svg:x="1.301cm" svg:y="0cm" presentation:class="title" presentation:user-transformed="true">
          <draw:text-box>
            <text:p>Read Matthew 25:31-46</text:p>
          </draw:text-box>
        </draw:frame>
        <draw:frame presentation:style-name="pr13" draw:text-style-name="P18" draw:layer="layout" svg:width="28cm" svg:height="18cm" svg:x="0cm" svg:y="3cm" presentation:class="outline" presentation:user-transformed="true">
          <draw:text-box>
            <text:p text:style-name="P18"><text:span text:style-name="T27">Matthew 25:31-46</text:span><text:span text:style-name="T33"><text:line-break/></text:span><text:span text:style-name="T27">31. </text:span><text:span text:style-name="T33">"</text:span><text:span text:style-name="T28">"But when </text:span><text:span text:style-name="T29">the Son of Man comes in His glory</text:span><text:span text:style-name="T28">, and all the angels with Him, then He will </text:span><text:span text:style-name="T29">sit on His glorious throne</text:span><text:span text:style-name="T28">.</text:span><text:span text:style-name="T33">"</text:span><text:span text:style-name="T33"><text:line-break/></text:span><text:span text:style-name="T27">32. </text:span><text:span text:style-name="T33">"</text:span><text:span text:style-name="T28">"And all the nations will be gathered before Him; and </text:span><text:span text:style-name="T29">He will separate </text:span><text:span text:style-name="T28">them from one another, as the shepherd separates the sheep from the goats;</text:span><text:span text:style-name="T33">"</text:span><text:span text:style-name="T33"><text:line-break/></text:span><text:span text:style-name="T23">41.</text:span><text:span text:style-name="T33"> "...</text:span><text:span text:style-name="T42">Depart from Me, accursed ones, into the </text:span><text:span text:style-name="T31">eternal fire</text:span><text:span text:style-name="T33">..."</text:span><text:span text:style-name="T33"><text:line-break/></text:span><text:span text:style-name="T27">46.</text:span><text:span text:style-name="T33"> "</text:span><text:span text:style-name="T28">"And these will go away into </text:span><text:span text:style-name="T29">eternal punishment</text:span><text:span text:style-name="T28">, but the righteous into </text:span><text:span text:style-name="T29">eternal life</text:span><text:span text:style-name="T28">."</text:span><text:span text:style-name="T33">"</text:span></text:p>
            <text:list text:style-name="L2">
              <text:list-item>
                <text:p text:style-name="P18"><text:span text:style-name="T33">(next slide questions)</text:span></text:p>
              </text:list-item>
            </text:list>
          </draw:text-box>
        </draw:frame>
        <presentation:notes draw:style-name="dp2">
          <draw:page-thumbnail draw:style-name="gr1" draw:layer="layout" svg:width="14.848cm" svg:height="11.136cm" svg:x="3.075cm" svg:y="2.257cm" draw:page-number="53" presentation:class="page"/>
          <draw:frame presentation:style-name="pr6" draw:text-style-name="P4"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4" draw:layer="layout" svg:width="25.199cm" svg:height="3.506cm" svg:x="1.4cm" svg:y="0.837cm" presentation:class="title">
          <draw:text-box>
            <text:p>Matthew 25 breakdown</text:p>
          </draw:text-box>
        </draw:frame>
        <draw:frame presentation:style-name="pr25" draw:layer="layout" svg:width="25.199cm" svg:height="13.565cm" svg:x="1.4cm" svg:y="4.914cm" presentation:class="outline" presentation:user-transformed="true">
          <draw:text-box>
            <text:list text:style-name="L2">
              <text:list-item>
                <text:p>v31 – when Christ returns...</text:p>
              </text:list-item>
              <text:list-item>
                <text:p>Matt 25:31 speaks of <text:span text:style-name="T14">throne</text:span> as acting in a judgment capacity in the rest of the passage</text:p>
                <text:list>
                  <text:list-item>
                    <text:p text:style-name="P8">This does not mean Christ is not already enthroned</text:p>
                  </text:list-item>
                  <text:list-item>
                    <text:p text:style-name="P8">Acts 2 says Christ is <text:span text:style-name="T18">already on</text:span> <text:span text:style-name="T18">David's</text:span> <text:span text:style-name="T14">throne</text:span></text:p>
                  </text:list-item>
                </text:list>
              </text:list-item>
              <text:list-item>
                <text:p><text:span text:style-name="T18">v34-45</text:span> show a <text:span text:style-name="T18">judgment to rewards</text:span>, known as the judgment seat of Christ per Paul</text:p>
              </text:list-item>
              <text:list-item>
                <text:p>v46 says the judgment of both righeous and unrighteous will have <text:span text:style-name="T14">eternal</text:span> results</text:p>
              </text:list-item>
            </text:list>
          </draw:text-box>
        </draw:frame>
        <presentation:notes draw:style-name="dp2">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4" draw:layer="layout" svg:width="25.199cm" svg:height="3.506cm" svg:x="1.4cm" svg:y="0.837cm" presentation:class="title" presentation:user-transformed="true">
          <draw:text-box>
            <text:p text:style-name="P12">What does Matthew 25 add</text:p>
          </draw:text-box>
        </draw:frame>
        <draw:frame presentation:style-name="pr26" draw:text-style-name="P1" draw:layer="layout" svg:width="27cm" svg:height="17.847cm" svg:x="0.5cm" svg:y="4cm" presentation:class="outline" presentation:user-transformed="true">
          <draw:text-box>
            <text:list text:style-name="L2">
              <text:list-item>
                <text:p><text:span text:style-name="T1">To our study of the resurrection timing?</text:span></text:p>
              </text:list-item>
              <text:list-item>
                <text:p><text:span text:style-name="T1">Jesus already said the righteous/unrighteous will be </text:span><text:span text:style-name="T2">resurrected</text:span><text:span text:style-name="T1"> </text:span><text:span text:style-name="T2">on</text:span><text:span text:style-name="T1"> the </text:span><text:span text:style-name="T2">last day</text:span></text:p>
              </text:list-item>
              <text:list-item>
                <text:p><text:span text:style-name="T1">Here we see </text:span><text:span text:style-name="T9">when Christ returns</text:span><text:span text:style-name="T1">, </text:span><text:span text:style-name="T9">both</text:span><text:span text:style-name="T1"> groups are </text:span><text:span text:style-name="T9">judged</text:span><text:span text:style-name="T1"> into either </text:span><text:span text:style-name="T2">eternal</text:span><text:span text:style-name="T1"> </text:span><text:span text:style-name="T2">life</text:span><text:span text:style-name="T1">/</text:span><text:span text:style-name="T2">punishment</text:span></text:p>
              </text:list-item>
              <text:list-item>
                <text:p><text:span text:style-name="T1">Therefore</text:span></text:p>
                <text:list>
                  <text:list-item>
                    <text:p><text:span text:style-name="T1">Christ judges the just and unjust when He returns</text:span></text:p>
                  </text:list-item>
                  <text:list-item>
                    <text:p><text:span text:style-name="T1">No 1000 year period is allowed between this judgment</text:span></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4" draw:layer="layout" svg:width="25.199cm" svg:height="3.506cm" svg:x="1.4cm" svg:y="0.837cm" presentation:class="title">
          <draw:text-box>
            <text:p>The premil defense</text:p>
          </draw:text-box>
        </draw:frame>
        <draw:frame presentation:style-name="pr19" draw:layer="layout" svg:width="25.199cm" svg:height="15.969cm" svg:x="1.4cm" svg:y="4.914cm" presentation:class="outline" presentation:user-transformed="true">
          <draw:text-box>
            <text:list text:style-name="L2">
              <text:list-item>
                <text:p text:style-name="P19"><text:span text:style-name="T33">Revelation only has 1 final judgment for the wicked at the Great White throne</text:span></text:p>
              </text:list-item>
              <text:list-item>
                <text:p text:style-name="P19"><text:span text:style-name="T33">Jesus killing His enemies at His 2</text:span><text:span text:style-name="T34">nd</text:span><text:span text:style-name="T33"> coming is not the final judgment.</text:span></text:p>
              </text:list-item>
              <text:list-item>
                <text:p text:style-name="P19"><text:span text:style-name="T33"><text:s/></text:span><text:span text:style-name="T33">The "eternal fire" and "eternal punishment"</text:span><text:span text:style-name="T33"><text:line-break/></text:span><text:span text:style-name="T33">are interpreted as what will happen to the slain wicked 1000 years later.</text:span></text:p>
              </text:list-item>
              <text:list-item>
                <text:p text:style-name="P19"><text:span text:style-name="T33">Hence 1 judgment</text:span></text:p>
              </text:list-item>
              <text:list-item>
                <text:p text:style-name="P19"><text:span text:style-name="T33">This interpretation could be possible if there weren't other scriptures it would conflict with...</text:span></text:p>
              </text:list-item>
            </text:list>
          </draw:text-box>
        </draw:frame>
        <presentation:notes draw:style-name="dp2">
          <draw:page-thumbnail draw:style-name="gr1" draw:layer="layout" svg:width="14.848cm" svg:height="11.136cm" svg:x="3.075cm" svg:y="2.257cm" draw:page-number="56" presentation:class="page"/>
          <draw:frame presentation:style-name="pr6" draw:text-style-name="P4"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4" draw:layer="layout" svg:width="25.199cm" svg:height="3.506cm" svg:x="1.4cm" svg:y="0.837cm" presentation:class="title">
          <draw:text-box>
            <text:p>What is the separation based off of</text:p>
          </draw:text-box>
        </draw:frame>
        <draw:frame presentation:style-name="pr5" draw:layer="layout" svg:width="25.199cm" svg:height="13.859cm" svg:x="1.4cm" svg:y="4.914cm" presentation:class="outline">
          <draw:text-box>
            <text:list text:style-name="L2">
              <text:list-item>
                <text:p>The works/deeds of the individuals</text:p>
              </text:list-item>
              <text:list-item>
                <text:p>Is that characteristic of judgment found elsewhere in scripture?</text:p>
              </text:list-item>
            </text:list>
          </draw:text-box>
        </draw:frame>
        <presentation:notes draw:style-name="dp2">
          <draw:page-thumbnail draw:style-name="gr1" draw:layer="layout" svg:width="14.848cm" svg:height="11.136cm" svg:x="3.075cm" svg:y="2.257cm" draw:page-number="57" presentation:class="page"/>
          <draw:frame presentation:style-name="pr6" draw:text-style-name="P4"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draw:text-box>
            <text:p>What does Christ do when He returns?</text:p>
          </draw:text-box>
        </draw:frame>
        <draw:frame presentation:style-name="pr13" draw:layer="layout" svg:width="28cm" svg:height="18cm" svg:x="0cm" svg:y="3.5cm" presentation:class="outline" presentation:user-transformed="true">
          <draw:text-box>
            <text:list text:style-name="L2">
              <text:list-header>
                <text:p><text:span text:style-name="T41">Matthew 16:27</text:span><text:span text:style-name="T41"><text:line-break/></text:span><text:span text:style-name="T41">27. </text:span><text:span text:style-name="T32">"</text:span><text:span text:style-name="T28">“For the Son of Man is going to </text:span><text:span text:style-name="T29">come in the glory of His Father with His angels</text:span><text:span text:style-name="T28">, and WILL THEN [fn]</text:span><text:span text:style-name="T29">REPAY</text:span><text:span text:style-name="T28"> EACH ONE </text:span><text:span text:style-name="T29">ACCORDING</text:span><text:span text:style-name="T28"> TO HIS [fn]</text:span><text:span text:style-name="T29">DEEDS</text:span><text:span text:style-name="T28">.</text:span><text:span text:style-name="T32">"</text:span></text:p>
              </text:list-header>
              <text:list-item>
                <text:p><text:span text:style-name="T32">The passage say when Christ returns,</text:span><text:span text:style-name="T32"><text:line-break/></text:span><text:span text:style-name="T32">He is judging people by their deeds</text:span></text:p>
              </text:list-item>
              <text:list-item>
                <text:p><text:span text:style-name="T32">The previous verse was talking about a man losing his soul for wanting the world instead of Christ.</text:span></text:p>
              </text:list-item>
              <text:list-item>
                <text:p><text:span text:style-name="T32">This fits with Christ doing final judgment when He returns, not 1000 years later.</text:span></text:p>
              </text:list-item>
              <text:list-item>
                <text:p><text:span text:style-name="T32">Jesus is speakinf of eternal consequences</text:span></text:p>
              </text:list-item>
            </text:list>
          </draw:text-box>
        </draw:frame>
        <presentation:notes draw:style-name="dp2">
          <draw:page-thumbnail draw:style-name="gr1" draw:layer="layout" svg:width="14.848cm" svg:height="11.136cm" svg:x="3.075cm" svg:y="2.257cm" draw:page-number="58" presentation:class="page"/>
          <draw:frame presentation:style-name="pr6" draw:text-style-name="P4"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27" draw:layer="layout" svg:width="27cm" svg:height="16.959cm" svg:x="0.5cm" svg:y="0.041cm" presentation:class="outline" presentation:user-transformed="true">
          <draw:text-box>
            <text:p><text:span text:style-name="T41">Romans 2:5-12 </text:span><text:span text:style-name="T32"><text:line-break/></text:span><text:span text:style-name="T41">5.</text:span><text:span text:style-name="T32"> "</text:span><text:span text:style-name="T28">But because of your stubbornness and unrepentant heart you are storing up wrath for yourself in </text:span><text:span text:style-name="T43">the day</text:span><text:span text:style-name="T29"> of wrath and revelation of the righteous judgment of God</text:span><text:span text:style-name="T28">,</text:span><text:span text:style-name="T32">"</text:span><text:span text:style-name="T32"><text:line-break/></text:span><text:span text:style-name="T41">6.</text:span><text:span text:style-name="T32"> "</text:span><text:span text:style-name="T29">who WILL REPAY TO EACH ACCORDING TO HIS WORKS</text:span><text:span text:style-name="T28">:</text:span><text:span text:style-name="T32">"</text:span><text:span text:style-name="T32"><text:line-break/></text:span><text:span text:style-name="T41">7. </text:span><text:span text:style-name="T32">"</text:span><text:span text:style-name="T28">to </text:span><text:span text:style-name="T29">those</text:span><text:span text:style-name="T28"> who by perseverance in doing </text:span><text:span text:style-name="T29">good</text:span><text:span text:style-name="T28"> seek for glory and </text:span><text:span text:style-name="T29">honor and immortality, eternal life</text:span><text:span text:style-name="T28">;</text:span><text:span text:style-name="T32">"</text:span><text:span text:style-name="T32"><text:line-break/></text:span><text:span text:style-name="T41">8. </text:span><text:span text:style-name="T32">"</text:span><text:span text:style-name="T28">but to those who are </text:span><text:span text:style-name="T29">selfishly ambitious</text:span><text:span text:style-name="T28"> and do </text:span><text:span text:style-name="T29">not</text:span><text:span text:style-name="T28"> </text:span><text:span text:style-name="T29">obey</text:span><text:span text:style-name="T28"> the </text:span><text:span text:style-name="T29">truth</text:span><text:span text:style-name="T28">, but obey unrighteousness, </text:span><text:span text:style-name="T29">wrath and anger.</text:span><text:span text:style-name="T32">"</text:span></text:p>
          </draw:text-box>
        </draw:frame>
        <draw:frame presentation:style-name="pr4" draw:text-style-name="P20" draw:layer="layout" svg:width="25.199cm" svg:height="3.506cm" svg:x="0cm" svg:y="17.5cm" presentation:class="title" presentation:user-transformed="true">
          <draw:text-box>
            <text:p><text:span text:style-name="T44">One day – when works judged</text:span></text:p>
          </draw:text-box>
        </draw:frame>
        <draw:frame presentation:style-name="pr4" draw:text-style-name="P20" draw:layer="layout" svg:width="25.199cm" svg:height="3.506cm" svg:x="0cm" svg:y="14.994cm" presentation:class="title" presentation:user-transformed="true">
          <draw:text-box>
            <text:p><text:span text:style-name="T44">How many days of wrath to repay according to their deeds?</text:span></text:p>
          </draw:text-box>
        </draw:frame>
        <presentation:notes draw:style-name="dp2">
          <draw:page-thumbnail draw:style-name="gr1" draw:layer="layout" svg:width="14.848cm" svg:height="11.136cm" svg:x="3.075cm" svg:y="2.257cm" draw:page-number="59" presentation:class="page"/>
          <draw:frame presentation:style-name="pr6" draw:text-style-name="P4"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draw:text-box>
            <text:p>Does Peter believe there is a<text:line-break/>judgment of works?</text:p>
          </draw:text-box>
        </draw:frame>
        <draw:frame presentation:style-name="pr5" draw:layer="layout" svg:width="25.199cm" svg:height="13.859cm" svg:x="1.4cm" svg:y="4.914cm" presentation:class="outline">
          <draw:text-box>
            <text:list text:style-name="L2">
              <text:list-item>
                <text:p><text:span text:style-name="T1">1 Peter 1:17</text:span><text:line-break/><text:span text:style-name="T41">17.</text:span><text:span text:style-name="T32"> "</text:span><text:span text:style-name="T28">And if you address as Father the One who impartially </text:span><text:span text:style-name="T29">judges</text:span><text:span text:style-name="T28"> according to </text:span><text:span text:style-name="T29">each one’s work</text:span><text:span text:style-name="T28">, conduct yourselves [fn]in fear during the time of your sojourn,</text:span><text:span text:style-name="T32">"</text:span></text:p>
              </text:list-item>
            </text:list>
          </draw:text-box>
        </draw:frame>
        <presentation:notes draw:style-name="dp2">
          <draw:page-thumbnail draw:style-name="gr1" draw:layer="layout" svg:width="14.848cm" svg:height="11.136cm" svg:x="3.075cm" svg:y="2.257cm" draw:page-number="60" presentation:class="page"/>
          <draw:frame presentation:style-name="pr6" draw:text-style-name="P4"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presentation:user-transformed="true">
          <draw:text-box>
            <text:p><text:span text:style-name="T26">*</text:span>John says one judgment of deeds after millenium</text:p>
          </draw:text-box>
        </draw:frame>
        <draw:frame presentation:style-name="pr17" draw:layer="layout" svg:width="28cm" svg:height="16.086cm" svg:x="0cm" svg:y="4.914cm" presentation:class="outline" presentation:user-transformed="true">
          <draw:text-box>
            <text:list text:style-name="L2">
              <text:list-item>
                <text:p><text:span text:style-name="T1">Revelation 20:12</text:span><text:line-break/><text:span text:style-name="T41">12.</text:span><text:span text:style-name="T32"> "</text:span><text:span text:style-name="T28">Then I saw the dead, the great and the small, standing before the throne, and [fn]books were opened; and another [fn]book was opened, which is the book of life. And the dead were</text:span><text:span text:style-name="T29"> judged </text:span><text:span text:style-name="T28">from the things which were written in the [fn]books, </text:span><text:span text:style-name="T29">according to their deeds</text:span><text:span text:style-name="T28">.</text:span><text:span text:style-name="T32">"</text:span><text:span text:style-name="T32"><text:line-break/></text:span><text:span text:style-name="T41">13. </text:span><text:span text:style-name="T32">"</text:span><text:span text:style-name="T28">And the sea gave up the dead which were in it, and death and Hades gave up the dead which were in them, and they were </text:span><text:span text:style-name="T29">judged</text:span><text:span text:style-name="T28">, every one of them </text:span><text:span text:style-name="T29">according to</text:span><text:span text:style-name="T28"> their </text:span><text:span text:style-name="T29">deeds</text:span><text:span text:style-name="T28">.</text:span><text:span text:style-name="T32">"</text:span></text:p>
              </text:list-item>
            </text:list>
          </draw:text-box>
        </draw:frame>
        <presentation:notes draw:style-name="dp2">
          <draw:page-thumbnail draw:style-name="gr1" draw:layer="layout" svg:width="14.848cm" svg:height="11.136cm" svg:x="3.075cm" svg:y="2.257cm" draw:page-number="61" presentation:class="page"/>
          <draw:frame presentation:style-name="pr6" draw:text-style-name="P4" draw:layer="layout" svg:width="16.799cm" svg:height="13.364cm" svg:x="2.1cm" svg:y="14.107cm" presentation:class="notes">
            <draw:text-box>
              <text:list text:style-name="L4">
                <text:list-item>
                  <text:p><text:span text:style-name="T36">These verses are quoted from Revelation because they are undisputed by the different end-times views</text:span></text:p>
                </text:list-item>
                <text:list-item>
                  <text:p><text:span text:style-name="T36">There is no other place in Revelation where final judgment is happening</text:span></text:p>
                </text:list-item>
              </text:list>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draw:text-box>
            <text:list text:style-name="L2">
              <text:list-item>
                <text:p>Jesus and His apostles say <text:span text:style-name="T38">one judgment</text:span></text:p>
              </text:list-item>
              <text:list-item>
                <text:p>Happens <text:span text:style-name="T38">when</text:span> Christ returns</text:p>
              </text:list-item>
              <text:list-item>
                <text:p>Will be <text:span text:style-name="T38">based on</text:span> works/deeds</text:p>
              </text:list-item>
              <text:list-item>
                <text:p>Christians are those whose faith produces works (not the reverse)</text:p>
              </text:list-item>
            </text:list>
          </draw:text-box>
        </draw:frame>
        <presentation:notes draw:style-name="dp2">
          <draw:page-thumbnail draw:style-name="gr1" draw:layer="layout" svg:width="14.848cm" svg:height="11.136cm" svg:x="3.075cm" svg:y="2.257cm" draw:page-number="62" presentation:class="page"/>
          <draw:frame presentation:style-name="pr6" draw:text-style-name="P4"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Great White Throne<text:line-break/>Judgment seat of Christ</text:p>
          </draw:text-box>
        </draw:frame>
        <draw:frame presentation:style-name="pr28" draw:layer="layout" svg:width="27.5cm" svg:height="16.5cm" svg:x="0cm" svg:y="4.5cm" presentation:class="outline" presentation:user-transformed="true">
          <draw:text-box>
            <text:list text:style-name="L2">
              <text:list-item>
                <text:p><text:span text:style-name="T1">John 5:22 </text:span>- "<text:span text:style-name="T45">“For not even the Father judges anyone, but </text:span><text:span text:style-name="T38">He has given all judgment to the Son</text:span><text:span text:style-name="T45">,</text:span>"</text:p>
              </text:list-item>
              <text:list-item>
                <text:p>To the wicked, it is the Great White throne<text:line-break/>of judgment</text:p>
              </text:list-item>
              <text:list-item>
                <text:p>To the righteous, it is the judgment seat of Christ</text:p>
              </text:list-item>
              <text:list-item>
                <text:p>Different outcomes for those on His left and His right</text:p>
              </text:list-item>
              <text:list-item>
                <text:p>We determined that from the clearer texts of scripture which are not books containing bizarre vision imagery</text:p>
              </text:list-item>
            </text:list>
          </draw:text-box>
        </draw:frame>
        <presentation:notes draw:style-name="dp2">
          <draw:page-thumbnail draw:style-name="gr1" draw:layer="layout" svg:width="14.848cm" svg:height="11.136cm" svg:x="3.075cm" svg:y="2.257cm" draw:page-number="63"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ndale Sans UI" svg:font-family="'Andale Sans UI'" style:font-family-generic="system" style:font-pitch="variable"/>
    <style:font-face style:name="Andale Sans UI1" svg:font-family="'Andale Sans UI', 'Arial Unicode MS'" style:font-pitch="variable"/>
    <style:font-face style:name="Andale Sans UI2" svg:font-family="'Andale Sans UI', 'Arial Unicode MS'" style:font-family-generic="swiss" style:font-pitch="variable"/>
    <style:font-face style:name="Andale Sans UI3" svg:font-family="'Andale Sans UI'" style:font-family-generic="system" style:font-pitch="variable" style:font-charset="x-symbol"/>
    <style:font-face style:name="Andale Sans UI4" svg:font-family="'Andale Sans UI'" style:font-pitch="variable"/>
    <style:font-face style:name="Andale Sans UI5" svg:font-family="'Andale Sans UI'" style:font-family-generic="swiss" style:font-pitch="variable"/>
    <style:font-face style:name="Andale Sans UI6" svg:font-family="'Andale Sans UI'" style:font-pitch="variable" style:font-charset="x-symbol"/>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Tahoma" svg:font-family="Tahoma" style:font-family-generic="roman" style:font-pitch="variable"/>
    <style:font-face style:name="Tahoma1" svg:font-family="Tahoma" style:font-pitch="variable"/>
    <style:font-face style:name="Tahoma2" svg:font-family="Tahoma" style:font-family-generic="system" style:font-pitch="variable" style:font-charset="x-symbol"/>
    <style:font-face style:name="Tahoma3" svg:font-family="Tahoma" style:font-family-generic="swiss" style:font-pitch="variable"/>
    <style:font-face style:name="Tahoma4" svg:font-family="Tahoma"/>
    <style:font-face style:name="Tahoma5" svg:font-family="Tahoma" style:font-family-generic="swiss"/>
    <style:font-face style:name="Tahoma6" svg:font-family="Tahoma" style:font-family-generic="system" style:font-pitch="variable"/>
    <style:font-face style:name="Tahoma7" svg:font-family="Tahoma"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charset="x-symbol"/>
    <style:font-face style:name="Times New Roman3" svg:font-family="'Times New Roman'" style:font-family-generic="roman"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de" fo:country="DE" style:font-name-asian="Andale Sans UI" style:font-size-asian="24pt" style:language-asian="ja" style:country-asian="JP" style:font-name-complex="Tahoma6"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6"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zxx" fo:country="none" style:letter-kerning="true" style:font-name-asian="Andale Sans UI2" style:font-family-asian="'Andale Sans UI', 'Arial Unicode MS'"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Heading_20_1" style:display-name="Heading 1" style:family="graphic">
      <style:paragraph-properties fo:margin-top="0.746cm" fo:margin-bottom="0.374cm" style:text-autospace="none"/>
      <style:text-properties style:font-name="Arial" fo:font-family="Arial" style:font-family-generic="swiss" style:font-pitch="variable" fo:font-size="18pt" fo:language="zxx" fo:country="none" fo:font-weight="bold" style:font-name-asian="Andale Sans UI2" style:font-family-asian="'Andale Sans UI', 'Arial Unicode MS'" style:font-family-generic-asian="swiss" style:font-pitch-asian="variable" style:font-size-asian="18pt" style:language-asian="zxx" style:country-asian="none" style:font-weight-asian="bold" style:font-name-complex="Arial" style:font-family-complex="Arial" style:font-family-generic-complex="swiss" style:font-pitch-complex="variable" style:font-size-complex="18pt" style:language-complex="zxx" style:country-complex="none" style:font-weight-complex="bold"/>
    </style:style>
    <style:style style:name="Heading_20_2" style:display-name="Heading 2" style:family="graphic">
      <style:paragraph-properties fo:margin-top="0.623cm" fo:margin-bottom="0.374cm" style:text-autospace="none"/>
      <style:text-properties style:font-name="Arial" fo:font-family="Arial" style:font-family-generic="swiss" style:font-pitch="variable" fo:font-size="16pt" fo:language="zxx" fo:country="none" fo:font-weight="bold" style:font-name-asian="Andale Sans UI2" style:font-family-asian="'Andale Sans UI', 'Arial Unicode MS'" style:font-family-generic-asian="swiss" style:font-pitch-asian="variable" style:font-size-asian="16pt" style:language-asian="zxx" style:country-asian="none" style:font-weight-asian="bold" style:font-name-complex="Arial" style:font-family-complex="Arial" style:font-family-generic-complex="swiss" style:font-pitch-complex="variable" style:font-size-complex="16pt" style:language-complex="zxx" style:country-complex="none" style:font-weight-complex="bold"/>
    </style:style>
    <style:style style:name="Heading_20_3" style:display-name="Heading 3" style:family="graphic">
      <style:paragraph-properties fo:margin-top="0.436cm" fo:margin-bottom="0.374cm" style:text-autospace="none"/>
      <style:text-properties style:font-name="Arial" fo:font-family="Arial" style:font-family-generic="swiss" style:font-pitch="variable" fo:font-size="14pt" fo:language="zxx" fo:country="none" fo:font-weight="bold" style:font-name-asian="Andale Sans UI2" style:font-family-asian="'Andale Sans UI', 'Arial Unicode MS'" style:font-family-generic-asian="swiss" style:font-pitch-asian="variable" style:font-size-asian="14pt" style:language-asian="zxx" style:country-asian="none" style:font-weight-asian="bold" style:font-name-complex="Arial" style:font-family-complex="Arial" style:font-family-generic-complex="swiss" style:font-pitch-complex="variable" style:font-size-complex="14pt" style:language-complex="zxx" style:country-complex="none" style:font-weight-complex="bold"/>
    </style:style>
    <style:style style:name="Heading_20_4" style:display-name="Heading 4" style:family="graphic">
      <style:paragraph-properties fo:margin-top="0.374cm" fo:margin-bottom="0.374cm" style:text-autospace="none"/>
      <style:text-properties style:font-name="Arial" fo:font-family="Arial" style:font-family-generic="swiss" style:font-pitch="variable" fo:font-size="13pt" fo:language="zxx" fo:country="none" fo:font-style="italic" fo:font-weight="bold" style:font-name-asian="Andale Sans UI2" style:font-family-asian="'Andale Sans UI', 'Arial Unicode MS'" style:font-family-generic-asian="swiss" style:font-pitch-asian="variable" style:font-size-asian="13pt" style:language-asian="zxx" style:country-asian="none" style:font-style-asian="italic" style:font-weight-asian="bold" style:font-name-complex="Arial" style:font-family-complex="Arial" style:font-family-generic-complex="swiss" style:font-pitch-complex="variable" style:font-size-complex="13pt" style:language-complex="zxx" style:country-complex="none" style:font-style-complex="italic" style:font-weight-complex="bold"/>
    </style:style>
    <style:style style:name="Heading_20_5" style:display-name="Heading 5" style:family="graphic">
      <style:paragraph-properties fo:margin-top="0.374cm" fo:margin-bottom="0.187cm" style:text-autospace="none"/>
      <style:text-properties style:font-name="Arial" fo:font-family="Arial" style:font-family-generic="swiss" style:font-pitch="variable" fo:font-size="11.5pt" fo:language="zxx" fo:country="none" fo:font-weight="bold" style:font-name-asian="Andale Sans UI2" style:font-family-asian="'Andale Sans UI', 'Arial Unicode MS'" style:font-family-generic-asian="swiss" style:font-pitch-asian="variable" style:font-size-asian="11.5pt" style:language-asian="zxx" style:country-asian="none" style:font-weight-asian="bold" style:font-name-complex="Arial" style:font-family-complex="Arial" style:font-family-generic-complex="swiss" style:font-pitch-complex="variable" style:font-size-complex="11.5pt" style:language-complex="zxx" style:country-complex="none" style:font-weight-complex="bold"/>
    </style:style>
    <style:style style:name="Heading_20_6" style:display-name="Heading 6" style:family="graphic">
      <style:paragraph-properties fo:margin-top="0.187cm" fo:margin-bottom="0.187cm" style:text-autospace="none"/>
      <style:text-properties style:font-name="Arial" fo:font-family="Arial" style:font-family-generic="swiss" style:font-pitch="variable" fo:font-size="11.5pt" fo:language="zxx" fo:country="none" fo:font-style="italic" fo:font-weight="bold" style:font-name-asian="Andale Sans UI2" style:font-family-asian="'Andale Sans UI', 'Arial Unicode MS'" style:font-family-generic-asian="swiss" style:font-pitch-asian="variable" style:font-size-asian="11.5pt" style:language-asian="zxx" style:country-asian="none" style:font-style-asian="italic" style:font-weight-asian="bold" style:font-name-complex="Arial" style:font-family-complex="Arial" style:font-family-generic-complex="swiss" style:font-pitch-complex="variable" style:font-size-complex="11.5pt" style:language-complex="zxx" style:country-complex="none" style:font-style-complex="italic"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complex="italic"/>
    </style:style>
    <style:style style:name="Numbering_20_Symbols" style:display-name="Numbering Symbols" style:family="graphic">
      <style:paragraph-properties style:text-autospace="none"/>
      <style:text-properties fo:color="#000000" loext:opacity="100%" fo:font-weight="normal" style:font-weight-complex="normal"/>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ontents_20_4" style:display-name="Contents 4" style:family="graphic">
      <style:paragraph-properties fo:margin-left="2.644cm" fo:margin-right="0cm" fo:text-indent="0cm" style:text-autospace="none" loext:tab-stop-distance="0cm">
        <style:tab-stops>
          <style:tab-stop style:position="29.984cm" style:type="right" style:leader-style="dotted" style:leader-text="."/>
        </style:tab-stops>
      </style:paragraph-properties>
      <style:text-properties fo:language="zxx" fo:country="none" style:language-asian="zxx" style:country-asian="none" style:font-name-complex="Tahoma5" style:font-family-complex="Tahoma" style:font-family-generic-complex="swiss" style:language-complex="zxx" style:country-complex="none"/>
    </style:style>
    <style:style style:name="Index" style:family="graphic">
      <style:paragraph-properties style:text-autospace="none"/>
      <style:text-properties fo:language="zxx" fo:country="none" style:language-asian="zxx" style:country-asian="none" style:font-name-complex="Tahoma5" style:font-family-complex="Tahoma" style:font-family-generic-complex="swiss" style:language-complex="zxx" style:country-complex="none"/>
    </style:style>
    <style:style style:name="Caption" style:family="graphic">
      <style:paragraph-properties fo:margin-top="0.374cm" fo:margin-bottom="0.374cm" style:text-autospace="none"/>
      <style:text-properties fo:font-size="12pt" fo:language="zxx" fo:country="none" fo:font-style="italic" style:font-size-asian="12pt" style:language-asian="zxx" style:country-asian="none" style:font-style-asian="italic" style:font-name-complex="Tahoma5" style:font-family-complex="Tahoma" style:font-family-generic-complex="swiss" style:font-size-complex="12pt" style:language-complex="zxx" style:country-complex="none" style:font-style-complex="italic"/>
    </style:style>
    <style:style style:name="List" style:family="graphic">
      <style:paragraph-properties fo:margin-top="0cm" fo:margin-bottom="0.374cm" style:text-autospace="none"/>
      <style:text-properties fo:language="zxx" fo:country="none" style:language-asian="zxx" style:country-asian="none" style:font-name-complex="Tahoma5" style:font-family-complex="Tahoma" style:font-family-generic-complex="swiss" style:language-complex="zxx" style:country-complex="none"/>
    </style:style>
    <style:style style:name="Text_20_Body" style:display-name="Text Body" style:family="graphic">
      <style:paragraph-properties fo:margin-top="0cm" fo:margin-bottom="0.374cm" style:text-autospace="none"/>
      <style:text-properties fo:language="zxx" fo:country="none" style:language-asian="zxx" style:country-asian="none" style:language-complex="zxx" style:country-complex="none"/>
    </style:style>
    <style:style style:name="Contents_20_3" style:display-name="Contents 3" style:family="graphic">
      <style:paragraph-properties fo:margin-left="1.764cm" fo:margin-right="0cm" fo:text-indent="0cm" style:text-autospace="none" loext:tab-stop-distance="0cm">
        <style:tab-stops>
          <style:tab-stop style:position="28.219cm" style:type="right" style:leader-style="dotted" style:leader-text="."/>
        </style:tab-stops>
      </style:paragraph-properties>
      <style:text-properties fo:language="zxx" fo:country="none" style:language-asian="zxx" style:country-asian="none" style:font-name-complex="Tahoma5" style:font-family-complex="Tahoma" style:font-family-generic-complex="swiss" style:language-complex="zxx" style:country-complex="none"/>
    </style:style>
    <style:style style:name="Contents_20_2" style:display-name="Contents 2" style:family="graphic">
      <style:paragraph-properties fo:margin-left="0.88cm" fo:margin-right="0cm" fo:text-indent="0cm" style:text-autospace="none" loext:tab-stop-distance="0cm">
        <style:tab-stops>
          <style:tab-stop style:position="29.102cm" style:type="right" style:leader-style="dotted" style:leader-text="."/>
        </style:tab-stops>
      </style:paragraph-properties>
      <style:text-properties fo:language="zxx" fo:country="none" style:language-asian="zxx" style:country-asian="none" style:font-name-complex="Tahoma5" style:font-family-complex="Tahoma" style:font-family-generic-complex="swiss" style:language-complex="zxx" style:country-complex="none"/>
    </style:style>
    <style:style style:name="Contents_20_1" style:display-name="Contents 1" style:family="graphic">
      <style:paragraph-properties fo:margin-left="0cm" fo:margin-right="0cm" fo:text-indent="0cm" style:text-autospace="none" loext:tab-stop-distance="0cm">
        <style:tab-stops>
          <style:tab-stop style:position="29.984cm" style:type="right" style:leader-style="dotted" style:leader-text="."/>
        </style:tab-stops>
      </style:paragraph-properties>
      <style:text-properties fo:language="zxx" fo:country="none" style:language-asian="zxx" style:country-asian="none" style:font-name-complex="Tahoma5" style:font-family-complex="Tahoma" style:font-family-generic-complex="swiss"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language="zxx" fo:country="none" fo:font-weight="bold" style:font-name-asian="Andale Sans UI2" style:font-family-asian="'Andale Sans UI', 'Arial Unicode MS'" style:font-family-generic-asian="swiss" style:font-pitch-asian="variable" style:font-size-asian="16pt" style:language-asian="zxx" style:country-asian="none" style:font-weight-asian="bold" style:font-name-complex="Arial" style:font-family-complex="Arial" style:font-family-generic-complex="swiss" style:font-pitch-complex="variable" style:font-size-complex="16pt" style:language-complex="zxx" style:country-complex="none"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language="zxx" fo:country="none" fo:font-weight="bold" style:font-name-asian="Andale Sans UI2" style:font-family-asian="'Andale Sans UI', 'Arial Unicode MS'" style:font-family-generic-asian="swiss" style:font-pitch-asian="variable" style:font-size-asian="16pt" style:language-asian="zxx" style:country-asian="none" style:font-weight-asian="bold" style:font-name-complex="Arial" style:font-family-complex="Arial" style:font-family-generic-complex="swiss" style:font-pitch-complex="variable" style:font-size-complex="16pt" style:language-complex="zxx" style:country-complex="none" style:font-weight-complex="bold"/>
    </style:style>
    <style:style style:name="Heading_20_7" style:display-name="Heading 7" style:family="graphic">
      <style:paragraph-properties fo:margin-top="0.187cm" fo:margin-bottom="0.187cm" style:text-autospace="none"/>
      <style:text-properties style:font-name="Arial" fo:font-family="Arial" style:font-family-generic="swiss" style:font-pitch="variable" fo:font-size="11pt" fo:language="zxx" fo:country="none" fo:font-weight="bold" style:font-name-asian="Andale Sans UI1" style:font-family-asian="'Andale Sans UI', 'Arial Unicode MS'" style:font-pitch-asian="variable" style:font-size-asian="11pt" style:language-asian="zxx" style:country-asian="none" style:font-weight-asian="bold" style:font-name-complex="Arial" style:font-family-complex="Arial" style:font-family-generic-complex="swiss" style:font-pitch-complex="variable" style:font-size-complex="11pt" style:language-complex="zxx" style:country-complex="none" style:font-weight-complex="bold"/>
    </style:style>
    <style:style style:name="Heading" style:family="graphic">
      <style:paragraph-properties fo:margin-top="0.746cm" fo:margin-bottom="0.374cm" style:text-autospace="none"/>
      <style:text-properties style:font-name="Arial" fo:font-family="Arial" style:font-family-generic="swiss" style:font-pitch="variable" fo:font-size="14pt" fo:language="zxx" fo:country="none" style:font-name-asian="Andale Sans UI1" style:font-family-asian="'Andale Sans UI', 'Arial Unicode MS'" style:font-pitch-asian="variable" style:language-asian="zxx" style:country-asian="none" style:font-name-complex="Arial" style:font-family-complex="Arial" style:font-family-generic-complex="swiss" style:font-pitch-complex="variable" style:font-size-complex="14pt" style:language-complex="zxx" style:country-complex="none"/>
    </style:style>
    <style:style style:name="Heading_20_8" style:display-name="Heading 8" style:family="graphic">
      <style:paragraph-properties fo:margin-top="0.187cm" fo:margin-bottom="0.187cm" style:text-autospace="none"/>
      <style:text-properties style:font-name="Arial" fo:font-family="Arial" style:font-family-generic="swiss" style:font-pitch="variable" fo:font-size="11pt" fo:language="zxx" fo:country="none" fo:font-style="italic" fo:font-weight="bold" style:font-name-asian="Andale Sans UI1" style:font-family-asian="'Andale Sans UI', 'Arial Unicode MS'" style:font-pitch-asian="variable" style:font-size-asian="11pt" style:language-asian="zxx" style:country-asian="none" style:font-style-asian="italic" style:font-weight-asian="bold" style:font-name-complex="Arial" style:font-family-complex="Arial" style:font-family-generic-complex="swiss" style:font-pitch-complex="variable" style:font-size-complex="11pt" style:language-complex="zxx" style:country-complex="none" style:font-style-complex="italic" style:font-weight-complex="bold"/>
    </style:style>
    <style:style style:name="Heading_20_9" style:display-name="Heading 9" style:family="graphic">
      <style:paragraph-properties fo:margin-top="0.187cm" fo:margin-bottom="0.187cm" style:text-autospace="none"/>
      <style:text-properties style:font-name="Arial" fo:font-family="Arial" style:font-family-generic="swiss" style:font-pitch="variable" fo:font-size="10.5pt" fo:language="zxx" fo:country="none" fo:font-weight="bold" style:font-name-asian="Andale Sans UI1" style:font-family-asian="'Andale Sans UI', 'Arial Unicode MS'" style:font-pitch-asian="variable" style:font-size-asian="10.5pt" style:language-asian="zxx" style:country-asian="none" style:font-weight-asian="bold" style:font-name-complex="Arial" style:font-family-complex="Arial" style:font-family-generic-complex="swiss" style:font-pitch-complex="variable" style:font-size-complex="10.5pt" style:language-complex="zxx" style:country-complex="none" style:font-weight-complex="bold"/>
    </style:style>
    <style:style style:name="TOC_20_6" style:display-name="TOC 6" style:family="graphic">
      <style:paragraph-properties fo:margin-left="4.408cm" fo:margin-right="0cm" fo:text-indent="0cm" style:text-autospace="none" loext:tab-stop-distance="0cm">
        <style:tab-stops>
          <style:tab-stop style:position="25.575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TOC_20_5" style:display-name="TOC 5" style:family="graphic">
      <style:paragraph-properties fo:margin-left="3.528cm" fo:margin-right="0cm" fo:text-indent="0cm" style:text-autospace="none" loext:tab-stop-distance="0cm">
        <style:tab-stops>
          <style:tab-stop style:position="26.455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Heading_20_10" style:display-name="Heading 10" style:family="graphic">
      <style:paragraph-properties fo:margin-top="0.187cm" fo:margin-bottom="0.187cm" style:text-autospace="none"/>
      <style:text-properties style:font-name="Arial" fo:font-family="Arial" style:font-family-generic="swiss" style:font-pitch="variable" fo:font-size="10.5pt" fo:language="zxx" fo:country="none" fo:font-weight="bold" style:font-name-asian="Andale Sans UI1" style:font-family-asian="'Andale Sans UI', 'Arial Unicode MS'" style:font-pitch-asian="variable" style:font-size-asian="10.5pt" style:language-asian="zxx" style:country-asian="none" style:font-weight-asian="bold" style:font-name-complex="Arial" style:font-family-complex="Arial" style:font-family-generic-complex="swiss" style:font-pitch-complex="variable" style:font-size-complex="10.5pt" style:language-complex="zxx" style:country-complex="none" style:font-weight-complex="bold"/>
    </style:style>
    <style:style style:name="Internet_20_link" style:display-name="Internet link" style:family="graphic">
      <style:graphic-properties style:writing-mode="lr-tb"/>
      <style:paragraph-properties style:text-autospace="none" style:writing-mode="lr-tb"/>
      <style:text-properties fo:color="#000080" loext:opacity="100%" style:font-name="Times New Roman" fo:font-family="'Times New Roman'" style:font-family-generic="roman" style:font-pitch="variable" fo:font-size="12pt" fo:language="de" fo:country="DE" style:text-underline-style="solid" style:text-underline-width="auto" style:text-underline-color="font-color" style:letter-kerning="true" style:font-name-asian="Tahoma1" style:font-family-asian="Tahoma" style:font-pitch-asian="variable" style:font-size-asian="12pt" style:language-asian="ja" style:country-asian="JP" style:font-name-complex="Times New Roman" style:font-family-complex="'Times New Roman'" style:font-family-generic-complex="roman" style:font-pitch-complex="variable" style:font-size-complex="12pt" style:language-complex="fa" style:country-complex="IR"/>
    </style:style>
    <style:style style:name="Index_20_Link1" style:display-name="Index Link1"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de" fo:country="DE" style:letter-kerning="true" style:font-name-asian="Tahoma1" style:font-family-asian="Tahoma" style:font-pitch-asian="variable" style:font-size-asian="12pt" style:language-asian="ja" style:country-asian="JP" style:font-name-complex="Times New Roman" style:font-family-complex="'Times New Roman'" style:font-family-generic-complex="roman" style:font-pitch-complex="variable" style:font-size-complex="12pt" style:language-complex="fa" style:country-complex="IR"/>
    </style:style>
    <style:style style:name="Numbering_20_Symbols1" style:display-name="Numbering Symbols1" style:family="graphic">
      <style:graphic-properties style:writing-mode="lr-tb"/>
      <style:paragraph-properties style:text-autospace="none" style:writing-mode="lr-tb"/>
      <style:text-properties fo:color="#000000" loext:opacity="100%" style:font-name="Times New Roman" fo:font-family="'Times New Roman'" style:font-family-generic="roman" style:font-pitch="variable" fo:font-size="12pt" fo:language="de" fo:country="DE" fo:font-weight="normal" style:letter-kerning="true" style:font-name-asian="Tahoma1" style:font-family-asian="Tahoma"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fa" style:country-complex="IR" style:font-weight-complex="normal"/>
    </style:style>
    <style:style style:name="Emphasis1"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de" fo:country="DE" fo:font-style="italic" style:letter-kerning="true" style:font-name-asian="Tahoma1" style:font-family-asian="Tahoma" style:font-pitch-asian="variable" style:font-size-asian="12pt" style:language-asian="ja" style:country-asian="JP" style:font-style-asian="italic" style:font-name-complex="Times New Roman" style:font-family-complex="'Times New Roman'" style:font-family-generic-complex="roman" style:font-pitch-complex="variable" style:font-size-complex="12pt" style:language-complex="fa" style:country-complex="IR" style:font-style-complex="italic"/>
    </style:style>
    <style:style style:name="Visited_20_Internet_20_Link" style:display-name="Visited Internet Link" style:family="graphic">
      <style:graphic-properties style:writing-mode="lr-tb"/>
      <style:paragraph-properties style:text-autospace="none" style:writing-mode="lr-tb"/>
      <style:text-properties fo:color="#800000" loext:opacity="100%" style:font-name="Times New Roman" fo:font-family="'Times New Roman'" style:font-family-generic="roman" style:font-pitch="variable" fo:font-size="12pt" fo:language="de" fo:country="DE" style:text-underline-style="solid" style:text-underline-width="auto" style:text-underline-color="font-color" style:letter-kerning="true" style:font-name-asian="Tahoma1" style:font-family-asian="Tahoma" style:font-pitch-asian="variable" style:font-size-asian="12pt" style:language-asian="ja" style:country-asian="JP" style:font-name-complex="Times New Roman" style:font-family-complex="'Times New Roman'" style:font-family-generic-complex="roman" style:font-pitch-complex="variable" style:font-size-complex="12pt" style:language-complex="fa" style:country-complex="IR"/>
    </style:style>
    <style:style style:name="yellow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yellow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yellow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lightblue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lightblue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lightblue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seetang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seetang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seetang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green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green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green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earth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earth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earth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sun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sun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sun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gray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gray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gray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turquise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turquise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turquise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orange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orange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orange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bw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bw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bw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blue3"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blue2"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blue1" style:family="graphic">
      <style:paragraph-properties fo:margin-top="0cm" fo:margin-bottom="0cm" style:line-height-at-least="0.623cm" style:text-autospace="none"/>
      <style:text-properties fo:color="#ffffff" loext:opacity="100%" style:font-name="Arial1" fo:font-family="Arial" style:font-family-generic="roman" style:font-pitch="variable" fo:font-size="18pt" style:letter-kerning="true" style:font-name-asian="Tahoma1" style:font-family-asian="Tahoma" style:font-pitch-asian="variable" style:font-name-complex="Arial1" style:font-family-complex="Arial" style:font-family-generic-complex="roman" style:font-pitch-complex="variable" style:font-size-complex="12pt"/>
    </style:style>
    <style:style style:name="Dimension_20_Line" style:display-name="Dimension Line"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Default1" style:family="graphic">
      <style:graphic-properties style:writing-mode="lr-tb"/>
      <style:paragraph-properties fo:margin-top="0cm" fo:margin-bottom="0cm" style:line-height-at-least="0.623cm" style:text-autospace="none" style:writing-mode="lr-tb"/>
      <style:text-properties fo:color="#ffffff" loext:opacity="100%" style:text-outline="false" style:text-line-through-style="none" style:text-line-through-type="none" style:font-name="Tahoma" fo:font-family="Tahoma" style:font-family-generic="roman" style:font-pitch="variable" fo:font-size="18pt" fo:language="de" fo:country="DE" fo:font-style="normal" fo:text-shadow="none" style:text-underline-style="none" fo:font-weight="normal" style:letter-kerning="true" style:font-name-asian="Tahoma1" style:font-family-asian="Tahoma" style:font-pitch-asian="variable" style:font-size-asian="18pt" style:language-asian="ja" style:country-asian="JP" style:font-style-asian="normal" style:font-weight-asian="normal" style:font-name-complex="Tahoma" style:font-family-complex="Tahoma" style:font-family-generic-complex="roman" style:font-pitch-complex="variable" style:font-size-complex="18pt" style:language-complex="fa" style:country-complex="IR" style:font-style-complex="normal" style:font-weight-complex="normal" style:text-emphasize="none"/>
    </style:style>
    <style:style style:name="Heading2" style:family="graphic">
      <style:paragraph-properties fo:margin-top="0.741cm" fo:margin-bottom="0.37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Heading1" style:family="graphic">
      <style:paragraph-properties fo:margin-top="0.741cm" fo:margin-bottom="0.37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itle1" style:family="graphic">
      <style:paragraph-properties fo:margin-top="0cm" fo:margin-bottom="0cm" style:line-height-at-least="0.623cm" fo:text-align="center"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ext_20_body_20_justified" style:display-name="Text body justified" style:family="graphic">
      <style:paragraph-properties fo:margin-top="0cm" fo:margin-bottom="0cm" style:line-height-at-least="0.623cm" fo:text-align="start"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ext_20_body" style:display-name="Text body"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Object_20_with_20_shadow" style:display-name="Object with shadow"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Object_20_with_20_arrow" style:display-name="Object with arrow"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OC_20_4" style:display-name="TOC 4" style:family="graphic">
      <style:paragraph-properties fo:margin-left="2.644cm" fo:margin-right="0cm" fo:text-indent="0cm" style:text-autospace="none" loext:tab-stop-distance="0cm">
        <style:tab-stops>
          <style:tab-stop style:position="27.339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TOC_20_3" style:display-name="TOC 3" style:family="graphic">
      <style:paragraph-properties fo:margin-left="1.764cm" fo:margin-right="0cm" fo:text-indent="0cm" style:text-autospace="none" loext:tab-stop-distance="0cm">
        <style:tab-stops>
          <style:tab-stop style:position="28.219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TOC_20_2" style:display-name="TOC 2" style:family="graphic">
      <style:paragraph-properties fo:margin-left="0.88cm" fo:margin-right="0cm" fo:text-indent="0cm" style:text-autospace="none" loext:tab-stop-distance="0cm">
        <style:tab-stops>
          <style:tab-stop style:position="29.102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TOC_20_1" style:display-name="TOC 1" style:family="graphic">
      <style:paragraph-properties fo:margin-left="0cm" fo:margin-right="0cm" fo:text-indent="0cm" style:text-autospace="none" loext:tab-stop-distance="0cm">
        <style:tab-stops>
          <style:tab-stop style:position="29.984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TOC_20_Heading" style:display-name="TOC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language="zxx" fo:country="none" fo:font-weight="bold" style:font-name-asian="Andale Sans UI1" style:font-family-asian="'Andale Sans UI', 'Arial Unicode MS'" style:font-pitch-asian="variable" style:font-size-asian="16pt" style:language-asian="zxx" style:country-asian="none" style:font-weight-asian="bold" style:font-name-complex="Arial" style:font-family-complex="Arial" style:font-family-generic-complex="swiss" style:font-pitch-complex="variable" style:font-size-complex="16pt" style:language-complex="zxx" style:country-complex="none" style:font-weight-complex="bold"/>
    </style:style>
    <style:style style:name="Body_20_Text" style:display-name="Body Text" style:family="graphic">
      <style:paragraph-properties fo:margin-top="0cm" fo:margin-bottom="0.374cm" style:text-autospace="none"/>
      <style:text-properties fo:language="zxx" fo:country="none" style:language-asian="zxx" style:country-asian="none" style:language-complex="zxx" style:country-complex="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6"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6"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6"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6"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7DT2H8M56S</meta:editing-duration>
    <meta:editing-cycles>79</meta:editing-cycles>
    <meta:generator>LibreOffice/7.6.3.2$Windows_X86_64 LibreOffice_project/29d686fea9f6705b262d369fede658f824154cc0</meta:generator>
    <dc:date>2024-05-03T17:44:43.430000000</dc:date>
    <meta:document-statistic meta:object-count="275"/>
  </office:meta>
</office:document-meta>
</file>